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168119" officeooo:paragraph-rsid="001c3b64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2" style:family="paragraph" style:parent-style-name="Preformatted_20_Text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168119" officeooo:paragraph-rsid="001defb5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3" style:family="paragraph" style:parent-style-name="Preformatted_20_Text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168119" officeooo:paragraph-rsid="00168119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4" style:family="paragraph" style:parent-style-name="Preformatted_20_Text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168119" officeooo:paragraph-rsid="00b0e343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5" style:family="paragraph" style:parent-style-name="Preformatted_20_Text">
      <style:paragraph-properties fo:margin-top="0in" fo:margin-bottom="0in" loext:contextual-spacing="true"/>
      <style:text-properties officeooo:paragraph-rsid="001c3b64"/>
    </style:style>
    <style:style style:name="P6" style:family="paragraph" style:parent-style-name="Preformatted_20_Text">
      <style:paragraph-properties fo:margin-top="0in" fo:margin-bottom="0in" loext:contextual-spacing="true"/>
      <style:text-properties officeooo:paragraph-rsid="00b0e343"/>
    </style:style>
    <style:style style:name="P7" style:family="paragraph" style:parent-style-name="Standard">
      <loext:graphic-properties draw:fill="solid" draw:fill-color="#ffffff"/>
      <style:paragraph-properties fo:margin-top="0in" fo:margin-bottom="0in" loext:contextual-spacing="true" fo:line-height="100%" fo:text-align="center" style:justify-single-word="false" fo:background-color="#ffffff"/>
      <style:text-properties fo:color="#515151" style:font-name="Courier New" fo:font-size="18pt" fo:language="en" fo:country="US" style:text-underline-style="none" fo:font-weight="bold" officeooo:rsid="03781654" officeooo:paragraph-rsid="0011f106" fo:background-color="#ffff00" style:font-name-asian="Times New Roman" style:font-size-asian="18pt" style:language-asian="es" style:country-asian="ES" style:font-weight-asian="bold" style:font-name-complex="Courier New1" style:font-size-complex="18pt" style:font-weight-complex="bold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12f2e2" officeooo:paragraph-rsid="0012f2e2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1a5dce" officeooo:paragraph-rsid="001a5dce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10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15b36d" officeooo:paragraph-rsid="0015b36d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11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168119" officeooo:paragraph-rsid="00168119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12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168119" officeooo:paragraph-rsid="00b0e343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13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1978f8" officeooo:paragraph-rsid="001978f8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14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1978f8" officeooo:paragraph-rsid="00b0e343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15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3781654" officeooo:paragraph-rsid="0011f106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16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37a146a" officeooo:paragraph-rsid="0011f106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17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47fcf" officeooo:paragraph-rsid="00247fcf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18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47fcf" officeooo:paragraph-rsid="002689b6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19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47fcf" officeooo:paragraph-rsid="002d8f4b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20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47fcf" officeooo:paragraph-rsid="0055bb81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21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47fcf" officeooo:paragraph-rsid="00836560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22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47fcf" officeooo:paragraph-rsid="0084900c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23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47fcf" officeooo:paragraph-rsid="004a330d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24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47fcf" officeooo:paragraph-rsid="00a2bdec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25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689b6" officeooo:paragraph-rsid="002689b6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26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689b6" officeooo:paragraph-rsid="002a1521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27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689b6" officeooo:paragraph-rsid="0030fa6a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28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689b6" officeooo:paragraph-rsid="002678cd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29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689b6" officeooo:paragraph-rsid="00247fcf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30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689b6" officeooo:paragraph-rsid="005456b1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31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ec7a2" officeooo:paragraph-rsid="002ec7a2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32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ec7a2" officeooo:paragraph-rsid="0040a39a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33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ec7a2" officeooo:paragraph-rsid="005456b1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34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34996a" officeooo:paragraph-rsid="0034996a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35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34996a" officeooo:paragraph-rsid="00359b08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36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3711e3" officeooo:paragraph-rsid="003711e3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37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3381a0" officeooo:paragraph-rsid="0037449e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38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3381a0" officeooo:paragraph-rsid="0038a782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39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37449e" officeooo:paragraph-rsid="0037449e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40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38a782" officeooo:paragraph-rsid="0038a782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41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5f464" officeooo:paragraph-rsid="0045f464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42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6e917" officeooo:paragraph-rsid="0046e917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43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6e917" officeooo:paragraph-rsid="00ba43ee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44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a330d" officeooo:paragraph-rsid="004a330d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45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a330d" officeooo:paragraph-rsid="00ba43ee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46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16d9f" officeooo:paragraph-rsid="00516d9f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47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16d9f" officeooo:paragraph-rsid="00524a86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48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456b1" officeooo:paragraph-rsid="005456b1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49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456b1" officeooo:paragraph-rsid="005ad83a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50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723c3" officeooo:paragraph-rsid="005723c3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51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ad83a" officeooo:paragraph-rsid="005ad83a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52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ad83a" officeooo:paragraph-rsid="005456b1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53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bd860" officeooo:paragraph-rsid="005bd860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54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bd860" officeooo:paragraph-rsid="00653108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55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5bb81" officeooo:paragraph-rsid="0055bb81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56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4a70c" officeooo:paragraph-rsid="005456b1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57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4a70c" officeooo:paragraph-rsid="0054a70c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58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9426a" officeooo:paragraph-rsid="005456b1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59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3db15a" officeooo:paragraph-rsid="0038a782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60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3ed3b1" officeooo:paragraph-rsid="0038a782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61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88c87" officeooo:paragraph-rsid="004a330d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62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88c87" officeooo:paragraph-rsid="004931fa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63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88c87" officeooo:paragraph-rsid="004eb9b3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64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e68e9" officeooo:paragraph-rsid="00488c87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65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e68e9" officeooo:paragraph-rsid="00ba43ee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66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6878dd" officeooo:paragraph-rsid="005bd860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67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91d42d" officeooo:paragraph-rsid="0091d42d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68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eb9b3" officeooo:paragraph-rsid="00506d43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69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eb9b3" officeooo:paragraph-rsid="00ba43ee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70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b17106" officeooo:paragraph-rsid="00b17106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71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b17106" officeooo:paragraph-rsid="00b3f507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72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eda4a" officeooo:paragraph-rsid="00b3f507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73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eda4a" officeooo:paragraph-rsid="00b5023c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74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eda4a" officeooo:paragraph-rsid="00b90acf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75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eda4a" officeooo:paragraph-rsid="00b29fcf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76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06d43" officeooo:paragraph-rsid="00ba43ee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77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06d43" officeooo:paragraph-rsid="00b17106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78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bef96c" officeooo:paragraph-rsid="00b29fcf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79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b90acf" officeooo:paragraph-rsid="00b90acf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80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a1865" officeooo:paragraph-rsid="00b90acf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81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168119" officeooo:paragraph-rsid="00168119" fo:background-color="#ffff00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82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ec7a2" officeooo:paragraph-rsid="002ec7a2" fo:background-color="#ffff00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83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47fcf" officeooo:paragraph-rsid="00247fcf" fo:background-color="#ffff00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84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6e917" officeooo:paragraph-rsid="0046e917" fo:background-color="#ffff00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85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5f464" officeooo:paragraph-rsid="0045f464" fo:background-color="#ffff00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86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2ec7a2" officeooo:paragraph-rsid="0040a39a" fo:background-color="transparent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87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0a39a" officeooo:paragraph-rsid="0040a39a" fo:background-color="transparent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88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20fd2" officeooo:paragraph-rsid="0040a39a" fo:background-color="transparent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89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420fd2" officeooo:paragraph-rsid="00420fd2" fo:background-color="transparent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90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none" fo:font-weight="normal" officeooo:rsid="005bd860" officeooo:paragraph-rsid="005bd860" fo:background-color="#afd095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P91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524a86" officeooo:paragraph-rsid="00516d9f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P92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524a86" officeooo:paragraph-rsid="00524a86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P93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4eb9b3" officeooo:paragraph-rsid="00ba43ee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P94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506d43" officeooo:paragraph-rsid="00b17106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P95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359b08" officeooo:paragraph-rsid="00359b08" fo:background-color="#e0c2cd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P96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35c07c" officeooo:paragraph-rsid="0035c07c" fo:background-color="#e0c2cd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P97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36067e" officeooo:paragraph-rsid="0036067e" fo:background-color="#e0c2cd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P98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2pt" fo:language="en" fo:country="US" style:text-underline-style="none" fo:font-weight="bold" officeooo:rsid="0015b36d" officeooo:paragraph-rsid="0015b36d" style:font-name-asian="Times New Roman" style:font-size-asian="12pt" style:language-asian="es" style:country-asian="ES" style:font-weight-asian="bold" style:font-name-complex="Courier New1" style:font-size-complex="12pt" style:font-weight-complex="bold"/>
    </style:style>
    <style:style style:name="P99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2pt" fo:language="en" fo:country="US" style:text-underline-style="none" fo:font-weight="bold" officeooo:rsid="00b17106" officeooo:paragraph-rsid="00b17106" style:font-name-asian="Times New Roman" style:font-size-asian="12pt" style:language-asian="es" style:country-asian="ES" style:font-weight-asian="bold" style:font-name-complex="Courier New1" style:font-size-complex="12pt" style:font-weight-complex="bold"/>
    </style:style>
    <style:style style:name="P100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2pt" fo:language="en" fo:country="US" style:text-underline-style="solid" style:text-underline-width="auto" style:text-underline-color="font-color" fo:font-weight="bold" officeooo:rsid="002ec7a2" officeooo:paragraph-rsid="002ec7a2" fo:background-color="#ffff00" style:font-name-asian="Times New Roman" style:font-size-asian="12pt" style:language-asian="es" style:country-asian="ES" style:font-weight-asian="bold" style:font-name-complex="Courier New1" style:font-size-complex="12pt" style:font-weight-complex="bold"/>
    </style:style>
    <style:style style:name="P101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4pt" fo:language="en" fo:country="US" style:text-underline-style="none" fo:font-weight="bold" officeooo:rsid="002689b6" officeooo:paragraph-rsid="002689b6" style:font-name-asian="Times New Roman" style:font-size-asian="14pt" style:language-asian="es" style:country-asian="ES" style:font-weight-asian="bold" style:font-name-complex="Courier New1" style:font-size-complex="14pt" style:font-weight-complex="bold"/>
    </style:style>
    <style:style style:name="P102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4pt" fo:language="en" fo:country="US" style:text-underline-style="none" fo:font-weight="bold" officeooo:rsid="002689b6" officeooo:paragraph-rsid="0030fa6a" style:font-name-asian="Times New Roman" style:font-size-asian="14pt" style:language-asian="es" style:country-asian="ES" style:font-weight-asian="bold" style:font-name-complex="Courier New1" style:font-size-complex="14pt" style:font-weight-complex="bold"/>
    </style:style>
    <style:style style:name="P103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4pt" fo:language="en" fo:country="US" style:text-underline-style="none" fo:font-weight="bold" officeooo:rsid="003381a0" officeooo:paragraph-rsid="003381a0" style:font-name-asian="Times New Roman" style:font-size-asian="14pt" style:language-asian="es" style:country-asian="ES" style:font-weight-asian="bold" style:font-name-complex="Courier New1" style:font-size-complex="14pt" style:font-weight-complex="bold"/>
    </style:style>
    <style:style style:name="P104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fo:color="#515151" style:font-name="Courier New" fo:font-size="14pt" fo:language="en" fo:country="US" style:text-underline-style="none" fo:font-weight="bold" officeooo:rsid="005456b1" officeooo:paragraph-rsid="005456b1" style:font-name-asian="Times New Roman" style:font-size-asian="14pt" style:language-asian="es" style:country-asian="ES" style:font-weight-asian="bold" style:font-name-complex="Courier New1" style:font-size-complex="14pt" style:font-weight-complex="bold"/>
    </style:style>
    <style:style style:name="P105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2678cd"/>
    </style:style>
    <style:style style:name="P106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37449e"/>
    </style:style>
    <style:style style:name="P107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38a782"/>
    </style:style>
    <style:style style:name="P108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488c87"/>
    </style:style>
    <style:style style:name="P109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168119"/>
    </style:style>
    <style:style style:name="P110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4eb9b3"/>
    </style:style>
    <style:style style:name="P111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524a86"/>
    </style:style>
    <style:style style:name="P112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5456b1"/>
    </style:style>
    <style:style style:name="P113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5ad83a"/>
    </style:style>
    <style:style style:name="P114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653108"/>
    </style:style>
    <style:style style:name="P115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5bd860"/>
    </style:style>
    <style:style style:name="P116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9d2651"/>
    </style:style>
    <style:style style:name="P117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247fcf"/>
    </style:style>
    <style:style style:name="P118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b0e343"/>
    </style:style>
    <style:style style:name="P119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b17106"/>
    </style:style>
    <style:style style:name="P120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4a330d"/>
    </style:style>
    <style:style style:name="P121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b29fcf"/>
    </style:style>
    <style:style style:name="P122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b3f507"/>
    </style:style>
    <style:style style:name="P123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b7a805"/>
    </style:style>
    <style:style style:name="P124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b90acf"/>
    </style:style>
    <style:style style:name="P125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ba43ee"/>
    </style:style>
    <style:style style:name="P126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bd0101"/>
    </style:style>
    <style:style style:name="P127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c1547e"/>
    </style:style>
    <style:style style:name="P128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officeooo:paragraph-rsid="009d2651" fo:background-color="#ffff00"/>
    </style:style>
    <style:style style:name="P129" style:family="paragraph" style:parent-style-name="Standard">
      <loext:graphic-properties draw:fill="solid" draw:fill-color="#ffffff"/>
      <style:paragraph-properties fo:margin-top="0in" fo:margin-bottom="0in" loext:contextual-spacing="true" fo:line-height="100%" fo:background-color="#ffffff"/>
      <style:text-properties style:text-underline-style="solid" style:text-underline-width="auto" style:text-underline-color="font-color" officeooo:paragraph-rsid="00b3f507"/>
    </style:style>
    <style:style style:name="P130" style:family="paragraph" style:parent-style-name="Standard">
      <loext:graphic-properties draw:fill="solid" draw:fill-color="#ffffff"/>
      <style:paragraph-properties fo:margin-top="0in" fo:margin-bottom="0in" loext:contextual-spacing="true" fo:line-height="100%" fo:break-before="page" fo:background-color="#ffffff"/>
      <style:text-properties fo:color="#515151" style:font-name="Courier New" fo:font-size="12pt" fo:language="en" fo:country="US" style:text-underline-style="none" fo:font-weight="bold" officeooo:rsid="00247fcf" officeooo:paragraph-rsid="00247fcf" style:font-name-asian="Times New Roman" style:font-size-asian="12pt" style:language-asian="es" style:country-asian="ES" style:font-weight-asian="bold" style:font-name-complex="Courier New1" style:font-size-complex="12pt" style:font-weight-complex="bold"/>
    </style:style>
    <style:style style:name="P131" style:family="paragraph" style:parent-style-name="Standard">
      <loext:graphic-properties draw:fill="solid" draw:fill-color="#ffffff"/>
      <style:paragraph-properties fo:margin-top="0in" fo:margin-bottom="0in" loext:contextual-spacing="true" fo:line-height="100%" fo:break-before="page" fo:background-color="#ffffff"/>
      <style:text-properties fo:color="#515151" style:font-name="Courier New" fo:font-size="18pt" fo:language="en" fo:country="US" style:text-underline-style="none" fo:font-weight="bold" officeooo:rsid="0045f464" officeooo:paragraph-rsid="0045f464" style:font-name-asian="Times New Roman" style:font-size-asian="18pt" style:language-asian="es" style:country-asian="ES" style:font-weight-asian="bold" style:font-name-complex="Courier New1" style:font-size-complex="18pt" style:font-weight-complex="bold"/>
    </style:style>
    <style:style style:name="T1" style:family="text">
      <style:text-properties officeooo:rsid="037a14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5023c" style:font-weight-asian="bold" style:font-weight-complex="bold"/>
    </style:style>
    <style:style style:name="T4" style:family="text">
      <style:text-properties fo:font-weight="bold" officeooo:rsid="006878dd" fo:background-color="#ffff00" loext:char-shading-value="0" style:font-weight-asian="bold" style:font-weight-complex="bold"/>
    </style:style>
    <style:style style:name="T5" style:family="text">
      <style:text-properties fo:font-weight="bold" fo:background-color="#e8f2a1" loext:char-shading-value="0" style:font-weight-asian="bold" style:font-weight-complex="bold"/>
    </style:style>
    <style:style style:name="T6" style:family="text">
      <style:text-properties officeooo:rsid="0012f2e2"/>
    </style:style>
    <style:style style:name="T7" style:family="text">
      <style:text-properties fo:font-size="10pt" fo:font-weight="normal" officeooo:rsid="0030fa6a" style:font-size-asian="10pt" style:font-weight-asian="normal" style:font-size-complex="22pt" style:font-weight-complex="normal"/>
    </style:style>
    <style:style style:name="T8" style:family="text">
      <style:text-properties officeooo:rsid="00168119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e277b" fo:background-color="#ffff00" loext:char-shading-value="0"/>
    </style:style>
    <style:style style:name="T11" style:family="text">
      <style:text-properties officeooo:rsid="0023fdc9" fo:background-color="#ffff00" loext:char-shading-value="0"/>
    </style:style>
    <style:style style:name="T12" style:family="text">
      <style:text-properties officeooo:rsid="002609be" fo:background-color="#ffff00" loext:char-shading-value="0"/>
    </style:style>
    <style:style style:name="T13" style:family="text">
      <style:text-properties officeooo:rsid="006f547a" fo:background-color="#ffff00" loext:char-shading-value="0"/>
    </style:style>
    <style:style style:name="T14" style:family="text">
      <style:text-properties officeooo:rsid="007693fb" fo:background-color="#ffff00" loext:char-shading-value="0"/>
    </style:style>
    <style:style style:name="T15" style:family="text">
      <style:text-properties officeooo:rsid="0079e503" fo:background-color="#ffff00" loext:char-shading-value="0"/>
    </style:style>
    <style:style style:name="T16" style:family="text">
      <style:text-properties officeooo:rsid="00b3f507" fo:background-color="#ffff00" loext:char-shading-value="0"/>
    </style:style>
    <style:style style:name="T17" style:family="text">
      <style:text-properties officeooo:rsid="001978f8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978f8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2609be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59b08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4a1865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5eda4a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4931fa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61a882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952ea7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af30c9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ba53b7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bbed3e" style:font-weight-asian="bold" style:font-weight-complex="bold"/>
    </style:style>
    <style:style style:name="T30" style:family="text">
      <style:text-properties fo:background-color="#dedce6" loext:char-shading-value="0"/>
    </style:style>
    <style:style style:name="T31" style:family="text">
      <style:text-properties officeooo:rsid="00168119" fo:background-color="#dedce6" loext:char-shading-value="0"/>
    </style:style>
    <style:style style:name="T32" style:family="text">
      <style:text-properties fo:color="#515151" style:font-name="Courier New" fo:font-size="10pt" fo:language="en" fo:country="US" style:text-underline-style="none" fo:font-weight="normal" officeooo:rsid="002678cd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33" style:family="text">
      <style:text-properties fo:color="#515151" style:font-name="Courier New" fo:font-size="10pt" fo:language="en" fo:country="US" style:text-underline-style="none" fo:font-weight="normal" officeooo:rsid="002689b6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34" style:family="text">
      <style:text-properties fo:color="#515151" style:font-name="Courier New" fo:font-size="10pt" fo:language="en" fo:country="US" style:text-underline-style="none" fo:font-weight="normal" officeooo:rsid="002a1521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35" style:family="text">
      <style:text-properties fo:color="#515151" style:font-name="Courier New" fo:font-size="10pt" fo:language="en" fo:country="US" style:text-underline-style="none" fo:font-weight="normal" officeooo:rsid="003381a0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36" style:family="text">
      <style:text-properties fo:color="#515151" style:font-name="Courier New" fo:font-size="10pt" fo:language="en" fo:country="US" style:text-underline-style="none" fo:font-weight="normal" officeooo:rsid="0037449e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37" style:family="text">
      <style:text-properties fo:color="#515151" style:font-name="Courier New" fo:font-size="10pt" fo:language="en" fo:country="US" style:text-underline-style="none" fo:font-weight="normal" officeooo:rsid="003ed3b1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38" style:family="text">
      <style:text-properties fo:color="#515151" style:font-name="Courier New" fo:font-size="10pt" fo:language="en" fo:country="US" style:text-underline-style="none" fo:font-weight="normal" officeooo:rsid="004931fa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39" style:family="text">
      <style:text-properties fo:color="#515151" style:font-name="Courier New" fo:font-size="10pt" fo:language="en" fo:country="US" style:text-underline-style="none" fo:font-weight="normal" officeooo:rsid="00488c87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40" style:family="text">
      <style:text-properties fo:color="#515151" style:font-name="Courier New" fo:font-size="10pt" fo:language="en" fo:country="US" style:text-underline-style="none" fo:font-weight="normal" officeooo:rsid="004a1865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41" style:family="text">
      <style:text-properties fo:color="#515151" style:font-name="Courier New" fo:font-size="10pt" fo:language="en" fo:country="US" style:text-underline-style="none" fo:font-weight="normal" officeooo:rsid="004a330d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42" style:family="text">
      <style:text-properties fo:color="#515151" style:font-name="Courier New" fo:font-size="10pt" fo:language="en" fo:country="US" style:text-underline-style="none" fo:font-weight="normal" officeooo:rsid="00168119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43" style:family="text">
      <style:text-properties fo:color="#515151" style:font-name="Courier New" fo:font-size="10pt" fo:language="en" fo:country="US" style:text-underline-style="none" fo:font-weight="normal" officeooo:rsid="004e68e9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44" style:family="text">
      <style:text-properties fo:color="#515151" style:font-name="Courier New" fo:font-size="10pt" fo:language="en" fo:country="US" style:text-underline-style="none" fo:font-weight="normal" officeooo:rsid="004eb9b3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45" style:family="text">
      <style:text-properties fo:color="#515151" style:font-name="Courier New" fo:font-size="10pt" fo:language="en" fo:country="US" style:text-underline-style="none" fo:font-weight="normal" officeooo:rsid="00506d43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46" style:family="text">
      <style:text-properties fo:color="#515151" style:font-name="Courier New" fo:font-size="10pt" fo:language="en" fo:country="US" style:text-underline-style="none" fo:font-weight="normal" officeooo:rsid="00516d9f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47" style:family="text">
      <style:text-properties fo:color="#515151" style:font-name="Courier New" fo:font-size="10pt" fo:language="en" fo:country="US" style:text-underline-style="none" fo:font-weight="normal" officeooo:rsid="005456b1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48" style:family="text">
      <style:text-properties fo:color="#515151" style:font-name="Courier New" fo:font-size="10pt" fo:language="en" fo:country="US" style:text-underline-style="none" fo:font-weight="normal" officeooo:rsid="0055510c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49" style:family="text">
      <style:text-properties fo:color="#515151" style:font-name="Courier New" fo:font-size="10pt" fo:language="en" fo:country="US" style:text-underline-style="none" fo:font-weight="normal" officeooo:rsid="005723c3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50" style:family="text">
      <style:text-properties fo:color="#515151" style:font-name="Courier New" fo:font-size="10pt" fo:language="en" fo:country="US" style:text-underline-style="none" fo:font-weight="normal" officeooo:rsid="0059426a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51" style:family="text">
      <style:text-properties fo:color="#515151" style:font-name="Courier New" fo:font-size="10pt" fo:language="en" fo:country="US" style:text-underline-style="none" fo:font-weight="normal" officeooo:rsid="0045f464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52" style:family="text">
      <style:text-properties fo:color="#515151" style:font-name="Courier New" fo:font-size="10pt" fo:language="en" fo:country="US" style:text-underline-style="none" fo:font-weight="normal" officeooo:rsid="005eda4a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53" style:family="text">
      <style:text-properties fo:color="#515151" style:font-name="Courier New" fo:font-size="10pt" fo:language="en" fo:country="US" style:text-underline-style="none" fo:font-weight="normal" officeooo:rsid="005bd860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54" style:family="text">
      <style:text-properties fo:color="#515151" style:font-name="Courier New" fo:font-size="10pt" fo:language="en" fo:country="US" style:text-underline-style="none" fo:font-weight="normal" officeooo:rsid="006878dd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55" style:family="text">
      <style:text-properties fo:color="#515151" style:font-name="Courier New" fo:font-size="10pt" fo:language="en" fo:country="US" style:text-underline-style="none" fo:font-weight="normal" officeooo:rsid="00247fcf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56" style:family="text">
      <style:text-properties fo:color="#515151" style:font-name="Courier New" fo:font-size="10pt" fo:language="en" fo:country="US" style:text-underline-style="none" fo:font-weight="normal" officeooo:rsid="009d2651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57" style:family="text">
      <style:text-properties fo:color="#515151" style:font-name="Courier New" fo:font-size="10pt" fo:language="en" fo:country="US" style:text-underline-style="none" fo:font-weight="normal" officeooo:rsid="009b3dda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58" style:family="text">
      <style:text-properties fo:color="#515151" style:font-name="Courier New" fo:font-size="10pt" fo:language="en" fo:country="US" style:text-underline-style="none" fo:font-weight="normal" officeooo:rsid="00a0c556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59" style:family="text">
      <style:text-properties fo:color="#515151" style:font-name="Courier New" fo:font-size="10pt" fo:language="en" fo:country="US" style:text-underline-style="none" fo:font-weight="normal" officeooo:rsid="00a0d3cc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60" style:family="text">
      <style:text-properties fo:color="#515151" style:font-name="Courier New" fo:font-size="10pt" fo:language="en" fo:country="US" style:text-underline-style="none" fo:font-weight="normal" officeooo:rsid="00a435de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61" style:family="text">
      <style:text-properties fo:color="#515151" style:font-name="Courier New" fo:font-size="10pt" fo:language="en" fo:country="US" style:text-underline-style="none" fo:font-weight="normal" officeooo:rsid="00b0e343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62" style:family="text">
      <style:text-properties fo:color="#515151" style:font-name="Courier New" fo:font-size="10pt" fo:language="en" fo:country="US" style:text-underline-style="none" fo:font-weight="normal" officeooo:rsid="0046e917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63" style:family="text">
      <style:text-properties fo:color="#515151" style:font-name="Courier New" fo:font-size="10pt" fo:language="en" fo:country="US" style:text-underline-style="none" fo:font-weight="normal" officeooo:rsid="00b17106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64" style:family="text">
      <style:text-properties fo:color="#515151" style:font-name="Courier New" fo:font-size="10pt" fo:language="en" fo:country="US" style:text-underline-style="none" fo:font-weight="normal" officeooo:rsid="00b29fcf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65" style:family="text">
      <style:text-properties fo:color="#515151" style:font-name="Courier New" fo:font-size="10pt" fo:language="en" fo:country="US" style:text-underline-style="none" fo:font-weight="normal" officeooo:rsid="00b3f507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66" style:family="text">
      <style:text-properties fo:color="#515151" style:font-name="Courier New" fo:font-size="10pt" fo:language="en" fo:country="US" style:text-underline-style="none" fo:font-weight="normal" officeooo:rsid="00b7a805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67" style:family="text">
      <style:text-properties fo:color="#515151" style:font-name="Courier New" fo:font-size="10pt" fo:language="en" fo:country="US" style:text-underline-style="none" fo:font-weight="normal" officeooo:rsid="00b90acf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68" style:family="text">
      <style:text-properties fo:color="#515151" style:font-name="Courier New" fo:font-size="10pt" fo:language="en" fo:country="US" style:text-underline-style="none" fo:font-weight="normal" officeooo:rsid="00ba43ee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69" style:family="text">
      <style:text-properties fo:color="#515151" style:font-name="Courier New" fo:font-size="10pt" fo:language="en" fo:country="US" style:text-underline-style="none" fo:font-weight="normal" officeooo:rsid="00bd0101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70" style:family="text">
      <style:text-properties fo:color="#515151" style:font-name="Courier New" fo:font-size="10pt" fo:language="en" fo:country="US" style:text-underline-style="none" fo:font-weight="normal" officeooo:rsid="00bef96c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71" style:family="text">
      <style:text-properties fo:color="#515151" style:font-name="Courier New" fo:font-size="10pt" fo:language="en" fo:country="US" style:text-underline-style="none" fo:font-weight="normal" officeooo:rsid="00c07888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72" style:family="text">
      <style:text-properties fo:color="#515151" style:font-name="Courier New" fo:font-size="10pt" fo:language="en" fo:country="US" style:text-underline-style="none" fo:font-weight="normal" officeooo:rsid="00c1547e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73" style:family="text">
      <style:text-properties fo:color="#515151" style:font-name="Courier New" fo:font-size="10pt" fo:language="en" fo:country="US" style:text-underline-style="none" fo:font-weight="normal" officeooo:rsid="002678cd" fo:background-color="#ffb66c" loext:char-shading-value="0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74" style:family="text">
      <style:text-properties fo:color="#515151" style:font-name="Courier New" fo:font-size="10pt" fo:language="en" fo:country="US" style:text-underline-style="none" fo:font-weight="normal" officeooo:rsid="0037449e" fo:background-color="#ffde59" loext:char-shading-value="0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75" style:family="text">
      <style:text-properties fo:color="#515151" style:font-name="Courier New" fo:font-size="10pt" fo:language="en" fo:country="US" style:text-underline-style="none" fo:font-weight="normal" officeooo:rsid="004a330d" fo:background-color="#ffff00" loext:char-shading-value="0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76" style:family="text">
      <style:text-properties fo:color="#515151" style:font-name="Courier New" fo:font-size="10pt" fo:language="en" fo:country="US" style:text-underline-style="none" fo:font-weight="normal" officeooo:rsid="00b3f507" fo:background-color="#ffff00" loext:char-shading-value="0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77" style:family="text">
      <style:text-properties fo:color="#515151" style:font-name="Courier New" fo:font-size="10pt" fo:language="en" fo:country="US" style:text-underline-style="none" fo:font-weight="normal" officeooo:rsid="004a330d" fo:background-color="#e8f2a1" loext:char-shading-value="0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78" style:family="text">
      <style:text-properties fo:color="#515151" style:font-name="Courier New" fo:font-size="10pt" fo:language="en" fo:country="US" style:text-underline-style="none" fo:font-weight="bold" officeooo:rsid="00b17106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T79" style:family="text">
      <style:text-properties fo:color="#515151" style:font-name="Courier New" fo:font-size="10pt" fo:language="en" fo:country="US" style:text-underline-style="none" fo:font-weight="bold" officeooo:rsid="004a330d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T80" style:family="text"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4a330d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T81" style:family="text"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6878dd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T82" style:family="text"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6d20ad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T83" style:family="text"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6da554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T84" style:family="text"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168119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T85" style:family="text"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1978f8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T86" style:family="text"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b0e343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T87" style:family="text"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b17106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T88" style:family="text"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bc6c6f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T89" style:family="text"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524a86" fo:background-color="#ffff00" loext:char-shading-value="0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T90" style:family="text">
      <style:text-properties fo:color="#515151" style:font-name="Courier New" fo:font-size="10pt" fo:language="en" fo:country="US" style:text-underline-style="solid" style:text-underline-width="auto" style:text-underline-color="font-color" fo:font-weight="bold" officeooo:rsid="005c019e" fo:background-color="#ffff00" loext:char-shading-value="0" style:font-name-asian="Times New Roman" style:font-size-asian="10pt" style:language-asian="es" style:country-asian="ES" style:font-weight-asian="bold" style:font-name-complex="Courier New1" style:font-size-complex="22pt" style:font-weight-complex="bold"/>
    </style:style>
    <style:style style:name="T91" style:family="text">
      <style:text-properties fo:color="#515151" style:font-name="Courier New" fo:font-size="10pt" fo:language="en" fo:country="US" fo:font-weight="normal" officeooo:rsid="00b17106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92" style:family="text">
      <style:text-properties fo:color="#515151" style:font-name="Courier New" fo:font-size="10pt" fo:language="en" fo:country="US" fo:font-weight="normal" officeooo:rsid="00bd0101" style:font-name-asian="Times New Roman" style:font-size-asian="10pt" style:language-asian="es" style:country-asian="ES" style:font-weight-asian="normal" style:font-name-complex="Courier New1" style:font-size-complex="22pt" style:font-weight-complex="normal"/>
    </style:style>
    <style:style style:name="T93" style:family="text">
      <style:text-properties fo:color="#515151" style:font-name="Courier New" fo:font-size="12pt" fo:language="en" fo:country="US" style:text-underline-style="solid" style:text-underline-width="auto" style:text-underline-color="font-color" fo:font-weight="bold" officeooo:rsid="00488c87" fo:background-color="#ffff00" loext:char-shading-value="0" style:font-name-asian="Times New Roman" style:font-size-asian="12pt" style:language-asian="es" style:country-asian="ES" style:font-weight-asian="bold" style:font-name-complex="Courier New1" style:font-size-complex="12pt" style:font-weight-complex="bold"/>
    </style:style>
    <style:style style:name="T94" style:family="text">
      <style:text-properties fo:color="#515151" style:font-name="Courier New" fo:font-size="12pt" fo:language="en" fo:country="US" style:text-underline-style="solid" style:text-underline-width="auto" style:text-underline-color="font-color" fo:font-weight="bold" officeooo:rsid="005bd860" fo:background-color="#ffff00" loext:char-shading-value="0" style:font-name-asian="Times New Roman" style:font-size-asian="12pt" style:language-asian="es" style:country-asian="ES" style:font-weight-asian="bold" style:font-name-complex="Courier New1" style:font-size-complex="12pt" style:font-weight-complex="bold"/>
    </style:style>
    <style:style style:name="T95" style:family="text">
      <style:text-properties officeooo:rsid="001defb5"/>
    </style:style>
    <style:style style:name="T96" style:family="text">
      <style:text-properties style:font-name="Courier New" style:font-name-asian="Times New Roman" style:font-name-complex="Courier New1"/>
    </style:style>
    <style:style style:name="T97" style:family="text">
      <style:text-properties style:font-name="Courier New" officeooo:rsid="001defb5" style:font-name-asian="Times New Roman" style:font-name-complex="Courier New1"/>
    </style:style>
    <style:style style:name="T98" style:family="text">
      <style:text-properties style:font-name="Courier New" officeooo:rsid="0021d80a" style:font-name-asian="Times New Roman" style:font-name-complex="Courier New1"/>
    </style:style>
    <style:style style:name="T99" style:family="text">
      <style:text-properties officeooo:rsid="00201339"/>
    </style:style>
    <style:style style:name="T100" style:family="text">
      <style:text-properties officeooo:rsid="002609be"/>
    </style:style>
    <style:style style:name="T101" style:family="text">
      <style:text-properties officeooo:rsid="002678cd"/>
    </style:style>
    <style:style style:name="T102" style:family="text">
      <style:text-properties officeooo:rsid="002689b6"/>
    </style:style>
    <style:style style:name="T103" style:family="text">
      <style:text-properties officeooo:rsid="002678cd" fo:background-color="#ffb66c" loext:char-shading-value="0"/>
    </style:style>
    <style:style style:name="T104" style:family="text">
      <style:text-properties officeooo:rsid="002609be" fo:background-color="#b4c7dc" loext:char-shading-value="0"/>
    </style:style>
    <style:style style:name="T105" style:family="text">
      <style:text-properties officeooo:rsid="002a3bb0"/>
    </style:style>
    <style:style style:name="T106" style:family="text">
      <style:text-properties officeooo:rsid="002ba8a1"/>
    </style:style>
    <style:style style:name="T107" style:family="text">
      <style:text-properties officeooo:rsid="002d8f4b"/>
    </style:style>
    <style:style style:name="T108" style:family="text">
      <style:text-properties officeooo:rsid="002ec7a2"/>
    </style:style>
    <style:style style:name="T109" style:family="text">
      <style:text-properties officeooo:rsid="0030fa6a"/>
    </style:style>
    <style:style style:name="T110" style:family="text">
      <style:text-properties officeooo:rsid="00359b08"/>
    </style:style>
    <style:style style:name="T111" style:family="text">
      <style:text-properties officeooo:rsid="003711e3"/>
    </style:style>
    <style:style style:name="T112" style:family="text">
      <style:text-properties fo:background-color="#b7b3ca" loext:char-shading-value="0"/>
    </style:style>
    <style:style style:name="T113" style:family="text">
      <style:text-properties officeooo:rsid="0037449e"/>
    </style:style>
    <style:style style:name="T114" style:family="text">
      <style:text-properties fo:background-color="#ffde59" loext:char-shading-value="0"/>
    </style:style>
    <style:style style:name="T115" style:family="text">
      <style:text-properties officeooo:rsid="003bc9e5"/>
    </style:style>
    <style:style style:name="T116" style:family="text">
      <style:text-properties officeooo:rsid="003db15a"/>
    </style:style>
    <style:style style:name="T117" style:family="text">
      <style:text-properties officeooo:rsid="003ed3b1"/>
    </style:style>
    <style:style style:name="T118" style:family="text">
      <style:text-properties officeooo:rsid="0040a39a"/>
    </style:style>
    <style:style style:name="T119" style:family="text">
      <style:text-properties officeooo:rsid="00420fd2"/>
    </style:style>
    <style:style style:name="T120" style:family="text">
      <style:text-properties fo:background-color="transparent" loext:char-shading-value="0"/>
    </style:style>
    <style:style style:name="T121" style:family="text">
      <style:text-properties officeooo:rsid="00420fd2" fo:background-color="transparent" loext:char-shading-value="0"/>
    </style:style>
    <style:style style:name="T122" style:family="text">
      <style:text-properties officeooo:rsid="00438cf0"/>
    </style:style>
    <style:style style:name="T123" style:family="text">
      <style:text-properties officeooo:rsid="0046e917"/>
    </style:style>
    <style:style style:name="T124" style:family="text">
      <style:text-properties officeooo:rsid="00488c87"/>
    </style:style>
    <style:style style:name="T125" style:family="text">
      <style:text-properties officeooo:rsid="004931fa"/>
    </style:style>
    <style:style style:name="T126" style:family="text">
      <style:text-properties officeooo:rsid="00516d9f"/>
    </style:style>
    <style:style style:name="T127" style:family="text">
      <style:text-properties officeooo:rsid="00524a86"/>
    </style:style>
    <style:style style:name="T128" style:family="text">
      <style:text-properties officeooo:rsid="005456b1"/>
    </style:style>
    <style:style style:name="T129" style:family="text">
      <style:text-properties officeooo:rsid="0054a70c"/>
    </style:style>
    <style:style style:name="T130" style:family="text">
      <style:text-properties officeooo:rsid="0055510c"/>
    </style:style>
    <style:style style:name="T131" style:family="text">
      <style:text-properties officeooo:rsid="0055bb81"/>
    </style:style>
    <style:style style:name="T132" style:family="text">
      <style:text-properties officeooo:rsid="005723c3"/>
    </style:style>
    <style:style style:name="T133" style:family="text">
      <style:text-properties officeooo:rsid="005a8177"/>
    </style:style>
    <style:style style:name="T134" style:family="text">
      <style:text-properties officeooo:rsid="005ad83a"/>
    </style:style>
    <style:style style:name="T135" style:family="text">
      <style:text-properties officeooo:rsid="00516d9f" fo:background-color="#729fcf" loext:char-shading-value="0"/>
    </style:style>
    <style:style style:name="T136" style:family="text">
      <style:text-properties officeooo:rsid="00524a86" fo:background-color="#729fcf" loext:char-shading-value="0"/>
    </style:style>
    <style:style style:name="T137" style:family="text">
      <style:text-properties officeooo:rsid="004931fa" fo:background-color="#ffd7d7" loext:char-shading-value="0"/>
    </style:style>
    <style:style style:name="T138" style:family="text">
      <style:text-properties officeooo:rsid="005ca571"/>
    </style:style>
    <style:style style:name="T139" style:family="text">
      <style:text-properties officeooo:rsid="006213fc"/>
    </style:style>
    <style:style style:name="T140" style:family="text">
      <style:text-properties officeooo:rsid="006382a6"/>
    </style:style>
    <style:style style:name="T141" style:family="text">
      <style:text-properties officeooo:rsid="00653108"/>
    </style:style>
    <style:style style:name="T142" style:family="text">
      <style:text-properties officeooo:rsid="006878dd"/>
    </style:style>
    <style:style style:name="T143" style:family="text">
      <style:text-properties officeooo:rsid="006a1010"/>
    </style:style>
    <style:style style:name="T144" style:family="text">
      <style:text-properties officeooo:rsid="006b4ce9"/>
    </style:style>
    <style:style style:name="T145" style:family="text">
      <style:text-properties officeooo:rsid="006f547a"/>
    </style:style>
    <style:style style:name="T146" style:family="text">
      <style:text-properties officeooo:rsid="00714418"/>
    </style:style>
    <style:style style:name="T147" style:family="text">
      <style:text-properties officeooo:rsid="00802c24"/>
    </style:style>
    <style:style style:name="T148" style:family="text">
      <style:text-properties officeooo:rsid="00836560"/>
    </style:style>
    <style:style style:name="T149" style:family="text">
      <style:text-properties officeooo:rsid="0034996a"/>
    </style:style>
    <style:style style:name="T150" style:family="text">
      <style:text-properties officeooo:rsid="0035c07c"/>
    </style:style>
    <style:style style:name="T151" style:family="text">
      <style:text-properties officeooo:rsid="008e2b98"/>
    </style:style>
    <style:style style:name="T152" style:family="text">
      <style:text-properties officeooo:rsid="0095a15f"/>
    </style:style>
    <style:style style:name="T153" style:family="text">
      <style:text-properties officeooo:rsid="009b3dda"/>
    </style:style>
    <style:style style:name="T154" style:family="text">
      <style:text-properties officeooo:rsid="009d2651"/>
    </style:style>
    <style:style style:name="T155" style:family="text">
      <style:text-properties officeooo:rsid="009f2582"/>
    </style:style>
    <style:style style:name="T156" style:family="text">
      <style:text-properties officeooo:rsid="00b29fcf"/>
    </style:style>
    <style:style style:name="T157" style:family="text">
      <style:text-properties officeooo:rsid="00b3f507"/>
    </style:style>
    <style:style style:name="T158" style:family="text">
      <style:text-properties officeooo:rsid="00b5023c"/>
    </style:style>
    <style:style style:name="T159" style:family="text">
      <style:text-properties officeooo:rsid="00b7a805"/>
    </style:style>
    <style:style style:name="T160" style:family="text">
      <style:text-properties officeooo:rsid="00ba43ee"/>
    </style:style>
    <style:style style:name="T161" style:family="text">
      <style:text-properties officeooo:rsid="004eb9b3"/>
    </style:style>
    <style:style style:name="T162" style:family="text">
      <style:text-properties officeooo:rsid="004fa90a"/>
    </style:style>
    <style:style style:name="T163" style:family="text">
      <style:text-properties officeooo:rsid="00ba53b7"/>
    </style:style>
    <style:style style:name="T164" style:family="text">
      <style:text-properties officeooo:rsid="00bbed3e"/>
    </style:style>
    <style:style style:name="T165" style:family="text">
      <style:text-properties officeooo:rsid="00bc6c6f"/>
    </style:style>
    <style:style style:name="T166" style:family="text">
      <style:text-properties officeooo:rsid="00bef9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POC - <text:span text:style-name="T6">PROOF OF CONCEPT</text:span></text:p>
      <text:p text:style-name="P8"/>
      <text:p text:style-name="P8">Dispatcher de comunicaciones en TCP/IP.</text:p>
      <text:p text:style-name="P8"/>
      <text:p text:style-name="P98">ACTUAL DISPATCHER EN C.</text:p>
      <text:p text:style-name="P9">DISPATCH_INFO_T – Guarda 2 threads id (read, writer) tiene asignado un número de conexiones (<text:span text:style-name="T31">socket_data_queue_t</text:span><text:span text:style-name="T8"> queue;</text:span>), un pipe, un mutex, </text:p>
      <text:p text:style-name="P10"/>
      <text:p text:style-name="P11"><text:span text:style-name="T17">a) </text:span>LISTA DOBLE ENLAZADA:</text:p>
      <text:p text:style-name="P11"/>
      <text:p text:style-name="P1"><text:span text:style-name="Source_20_Text">struct sockaddr_in {</text:span></text:p>
      <text:p text:style-name="P5"><text:span text:style-name="Source_20_Text"><text:s text:c="4"/>short <text:s text:c="11"/>sin_family; <text:s text:c="2"/>// e.g. AF_INET, AF_INET6</text:span></text:p>
      <text:p text:style-name="P5"><text:span text:style-name="Source_20_Text"><text:s text:c="4"/>unsigned short <text:s text:c="2"/>sin_port; <text:s text:c="4"/>// e.g. htons(3490)</text:span></text:p>
      <text:p text:style-name="P5"><text:span text:style-name="Source_20_Text"><text:s text:c="4"/>struct in_addr <text:s text:c="2"/>sin_addr; <text:s text:c="4"/>// see struct in_addr, below</text:span></text:p>
      <text:p text:style-name="P5"><text:span text:style-name="Source_20_Text"><text:s text:c="4"/>char <text:s text:c="12"/>sin_zero[8]; <text:s/>// zero this if you want to</text:span></text:p>
      <text:p text:style-name="P2"><text:span text:style-name="Source_20_Text">};</text:span></text:p>
      <text:p text:style-name="P2"><text:span text:style-name="T17">struct </text:span><text:span text:style-name="T18">socke</text:span><text:span text:style-name="T19">t</text:span><text:span text:style-name="T18">_data_t</text:span> {</text:p>
      <text:p text:style-name="P2"><text:tab/>int<text:tab/>sd; <text:s/><text:tab/><text:tab/><text:tab/><text:tab/><text:tab/>// Socket Descriptor.</text:p>
      <text:p text:style-name="P11"><text:tab/>sockaddr_in sockaddr;<text:tab/><text:tab/><text:tab/>// OK Below</text:p>
      <text:p text:style-name="P109"><text:span text:style-name="T42"><text:tab/></text:span><text:span text:style-name="T41">int</text:span><text:span text:style-name="T42"><text:tab/><text:tab/>shm_reg;<text:tab/><text:tab/><text:tab/>// </text:span><text:span text:style-name="T75">Index to Array conexiones </text:span></text:p>
      <text:p text:style-name="P11"><text:span text:style-name="T10"><text:tab/></text:span><text:span text:style-name="T11">char <text:s text:c="7"/>*rcvinfo; <text:tab/><text:tab/><text:tab/>// </text:span></text:p>
      <text:p text:style-name="P13">};</text:p>
      <text:p text:style-name="P11">struct socket_queue_elem {</text:p>
      <text:p text:style-name="P11"><text:tab/>struct socket_queue_elem *pPrev, *pNext;</text:p>
      <text:p text:style-name="P11"><text:tab/><text:span text:style-name="T18">socket_data_t</text:span> sockdata;</text:p>
      <text:p text:style-name="P11">};</text:p>
      <text:p text:style-name="P11"/>
      <text:p text:style-name="P11">typedef struct {</text:p>
      <text:p text:style-name="P11"><text:tab/>struct socket_queue_elem* pFirst;</text:p>
      <text:p text:style-name="P11"><text:tab/>struct socket_queue_elem* pLast;</text:p>
      <text:p text:style-name="P11"><text:tab/>int nElems;</text:p>
      <text:p text:style-name="P11">} <text:span text:style-name="T30">socket_data_queue_t</text:span>;</text:p>
      <text:p text:style-name="P11"/>
      <text:p text:style-name="P11">typedef struct {</text:p>
      <text:p text:style-name="P11"><text:tab/>pthread_t thWriter, thReader;</text:p>
      <text:p text:style-name="P11"><text:tab/>int pipe[2];</text:p>
      <text:p text:style-name="P11"><text:tab/>pthread_mutex_t mutex;</text:p>
      <text:p text:style-name="P11"><text:tab/><text:span text:style-name="T30">socket_data_queue_t</text:span> queue;</text:p>
      <text:p text:style-name="P81">} dispatch_info_t;</text:p>
      <text:p text:style-name="P11"/>
      <text:p text:style-name="P11"/>
      <text:p text:style-name="P13">b) Accept Thread notifica a Reader y Writer sobre conexiones obsoletas.</text:p>
      <text:p text:style-name="P13">ACCEPT THREAD </text:p>
      <text:p text:style-name="P11">dispatch_obtenermenoscargado</text:p>
      <text:p text:style-name="P11">asignar_trabajo</text:p>
      <text:p text:style-name="P11"><text:span text:style-name="Source_20_Text"/></text:p>
      <text:p text:style-name="P2"><text:span text:style-name="Source_20_Text"><text:span text:style-name="T95">typedef struct {</text:span></text:span></text:p>
      <text:p text:style-name="P2"><text:span text:style-name="Source_20_Text"><text:s text:c="2"/></text:span><text:span text:style-name="Source_20_Text"><text:span text:style-name="T95">int dispatcher;</text:span></text:span></text:p>
      <text:p text:style-name="P2"><text:span text:style-name="Source_20_Text"><text:s text:c="2"/></text:span><text:span text:style-name="Source_20_Text"><text:span text:style-name="T95">int estado;<text:tab/><text:tab/><text:tab/>// 2-Ready? 3-Obsoleto</text:span></text:span></text:p>
      <text:p text:style-name="P2"><text:span text:style-name="Source_20_Text"><text:s text:c="2"/></text:span><text:span text:style-name="Source_20_Text"><text:span text:style-name="T95">int nthread;</text:span></text:span></text:p>
      <text:p text:style-name="P2"><text:span text:style-name="Source_20_Text"><text:s text:c="2"/></text:span><text:span text:style-name="Source_20_Text"><text:span text:style-name="T95">int sd;</text:span></text:span></text:p>
      <text:p text:style-name="P2"><text:span text:style-name="Source_20_Text"><text:s text:c="2"/></text:span><text:span text:style-name="Source_20_Text"><text:span text:style-name="T96">sockaddr_in sockaddr;</text:span></text:span></text:p>
      <text:p text:style-name="P2"><text:span text:style-name="Source_20_Text"><text:span text:style-name="T96"><text:s text:c="2"/></text:span></text:span><text:span text:style-name="Source_20_Text"><text:span text:style-name="T97">time_t entrada;</text:span></text:span></text:p>
      <text:p text:style-name="P2"><text:span text:style-name="Source_20_Text"><text:span text:style-name="T97"><text:s text:c="2"/></text:span></text:span><text:span text:style-name="Source_20_Text"><text:span text:style-name="T98">time_t ultimaop;</text:span></text:span></text:p>
      <text:p text:style-name="P2"><text:span text:style-name="Source_20_Text"><text:span text:style-name="T95">} </text:span></text:span><text:span text:style-name="Source_20_Text"><text:span text:style-name="T9">info_terminal_t;</text:span></text:span></text:p>
      <text:p text:style-name="P3"><text:span text:style-name="Source_20_Text"/></text:p>
      <text:p text:style-name="P1"><text:span text:style-name="Source_20_Text">struct info_terminal_s {</text:span></text:p>
      <text:p text:style-name="P1"><text:span text:style-name="Source_20_Text"><text:s text:c="2"/>info_terminal_t info;</text:span></text:p>
      <text:p text:style-name="P1"><text:span text:style-name="Source_20_Text"><text:s text:c="2"/>int next_info;</text:span></text:p>
      <text:p text:style-name="P1"><text:span text:style-name="Source_20_Text">};</text:span></text:p>
      <text:p text:style-name="P1"><text:span text:style-name="Source_20_Text"/></text:p>
      <text:p text:style-name="P1"><text:span text:style-name="Source_20_Text">typedef struct {</text:span></text:p>
      <text:p text:style-name="P1"><text:span text:style-name="Source_20_Text"><text:s text:c="2"/>int initialized;</text:span></text:p>
      <text:p text:style-name="P1"><text:soft-page-break/><text:span text:style-name="Source_20_Text"><text:s text:c="2"/>int first_free;</text:span></text:p>
      <text:p text:style-name="P1"><text:span text:style-name="Source_20_Text"><text:s text:c="2"/>struct info_terminal_s conexiones[MAX_CONNECTIONS];</text:span></text:p>
      <text:p text:style-name="P1"><text:span text:style-name="Source_20_Text">#ifdef NOLAITEANA</text:span></text:p>
      <text:p text:style-name="P1"><text:span text:style-name="Source_20_Text"><text:s text:c="2"/>int terminal_index[INDEX_TERMINAL_MAX]; </text:span></text:p>
      <text:p text:style-name="P1"><text:span text:style-name="Source_20_Text">#endif</text:span></text:p>
      <text:p text:style-name="P1"><text:span text:style-name="Source_20_Text"><text:s text:c="2"/>int num_dispatchers;</text:span></text:p>
      <text:p text:style-name="P1"><text:span text:style-name="Source_20_Text"><text:s text:c="2"/>int nThreads;</text:span></text:p>
      <text:p text:style-name="P1"><text:span text:style-name="Source_20_Text"><text:s text:c="2"/>int msg_queues[1];<text:tab/><text:tab/><text:tab/>// </text:span><text:span text:style-name="Source_20_Text"><text:span text:style-name="T99">Array de cola de mensajes...</text:span></text:span></text:p>
      <text:p text:style-name="P1"><text:span text:style-name="Source_20_Text">} </text:span><text:span text:style-name="Source_20_Text"><text:span text:style-name="T9">shared_info_t;</text:span></text:span></text:p>
      <text:p text:style-name="P1"><text:span text:style-name="Source_20_Text"><text:tab/><text:tab/></text:span></text:p>
      <text:p text:style-name="P3"><text:span text:style-name="Source_20_Text"><text:tab/></text:span></text:p>
      <text:p text:style-name="P3"/>
      <text:p text:style-name="P8"/>
      <text:p text:style-name="P8"/>
      <text:p text:style-name="P8">REQUISITOS:</text:p>
      <text:p text:style-name="P8"/>
      <text:p text:style-name="P15">Independiencia (abstraccion<text:span text:style-name="T1">)</text:span> del canal de comunicaciones. <text:span text:style-name="T6">Podría ser TCP/IP, HTTP, etc…</text:span></text:p>
      <text:p text:style-name="P15"/>
      <text:p text:style-name="P15"><text:span text:style-name="T2">JSON </text:span>– DATOS SERIALIZADOS</text:p>
      <text:p text:style-name="P15"/>
      <text:p text:style-name="P15">Parser de Json. </text:p>
      <text:p text:style-name="P15"/>
      <text:p text:style-name="P16">APIS asincronicas – SOLID </text:p>
      <text:p text:style-name="P16"/>
      <text:p text:style-name="P16"/>
      <text:p text:style-name="P16"/>
      <text:p text:style-name="P16"/>
      <text:p text:style-name="P130">PROGRAMA PRINCIPAL <text:span text:style-name="T109">(dispatcher.c, shared_info.c)</text:span></text:p>
      <text:p text:style-name="P17"/>
      <text:p text:style-name="P17">1. Coge variables de entorno:</text:p>
      <text:p text:style-name="P17"><text:tab/>NUM_DISPATCHERS<text:tab/><text:tab/></text:p>
      <text:p text:style-name="P17"><text:tab/>NUM_THREADS<text:tab/><text:tab/><text:tab/><text:span text:style-name="T148">(DISPATCHER_THREADS)</text:span></text:p>
      <text:p text:style-name="P17"><text:tab/>TIMEOUT_PARADA<text:tab/><text:tab/><text:span text:style-name="T148">tiempo espera para dejar terminar transacciones.</text:span></text:p>
      <text:p text:style-name="P21"><text:tab/>TUX_CLI_EXPLOT</text:p>
      <text:p text:style-name="P21"><text:tab/><text:span text:style-name="T148">COMM_FULL_TRACE<text:tab/><text:tab/>(traza shared_info (ip_mem-&gt;traza)</text:span></text:p>
      <text:p text:style-name="P21"><text:tab/><text:span text:style-name="T148">MAX_CONEXIONES<text:tab/><text:tab/>(shared_info (number of conexiones)</text:span></text:p>
      <text:p text:style-name="P17"><text:tab/>IPC_FILE<text:tab/><text:tab/><text:tab/><text:span text:style-name="T147">(shared_info (conexiones): shmid &amp; semid)</text:span></text:p>
      <text:p text:style-name="P17"><text:tab/><text:tab/><text:tab/><text:tab/><text:tab/><text:span text:style-name="T147">To show on Admin </text:span></text:p>
      <text:p text:style-name="P17"><text:tab/>Bucle de NUM_DISPATCHERS<text:tab/></text:p>
      <text:p text:style-name="P17"><text:tab/><text:tab/><text:span text:style-name="T18">DISPATCHER_SERV_%d</text:span><text:tab/><text:tab/>// <text:span text:style-name="T101">INFO PUERTO</text:span></text:p>
      <text:p text:style-name="P17"/>
      <text:p text:style-name="P17"/>
      <text:p text:style-name="P17"/>
      <text:p text:style-name="P17">2. Correr en Background</text:p>
      <text:p text:style-name="P17">3. CheCkerMain</text:p>
      <text:p text:style-name="P17"><text:tab/>3.1. signal SIGUSR1, SIGTERM</text:p>
      <text:p text:style-name="P17"><text:tab/>3.2. shared_info_create(NUM_DISPATCHERS, NUM_THREADS, IPC_FILE) <text:span text:style-name="T155">&lt; 0 return</text:span></text:p>
      <text:p text:style-name="P17"><text:tab/></text:p>
      <text:p text:style-name="P24"><text:a xlink:type="simple" xlink:href="https://unix.stackexchange.com/questions/651965/how-to-open-an-existing-named-semaphore" text:style-name="Internet_20_link" text:visited-style-name="Visited_20_Internet_20_Link"><text:span text:style-name="T9">https://unix.stackexchange.com/questions/651965/how-to-open-an-existing-named-semaphore</text:span></text:a></text:p>
      <text:p text:style-name="P24"><text:tab/></text:p>
      <text:p text:style-name="P117"><text:span text:style-name="T55"><text:tab/><text:tab/>shared_info_open<text:tab/>!</text:span><text:span text:style-name="T57">= </text:span><text:span text:style-name="T55">-</text:span><text:span text:style-name="T57">1 return -1<text:tab/></text:span><text:span text:style-name="T58">IF </text:span><text:span text:style-name="T59">EXIST &amp; WORKING RETURN -</text:span><text:span text:style-name="T60">1</text:span></text:p>
      <text:p text:style-name="P17"><text:tab/><text:tab/><text:tab/>!<text:span text:style-name="T153">ReadIpcFile return -1<text:tab/><text:tab/><text:tab/></text:span></text:p>
      <text:p text:style-name="P17"><text:tab/><text:tab/><text:tab/><text:span text:style-name="T153">return Shared_info_init</text:span></text:p>
      <text:p text:style-name="P17"><text:tab/><text:tab/><text:tab/><text:tab/>AttachSharedMemory(shmid) <text:span text:style-name="T154">== NULL return -1</text:span></text:p>
      <text:p text:style-name="P17"><text:tab/><text:tab/><text:tab/><text:tab/>!<text:span text:style-name="T154">Semapshared_ptrhoreLock return -1</text:span></text:p>
      <text:p text:style-name="P17"><text:tab/><text:tab/><text:tab/><text:tab/>!shinfo→initialized<text:span text:style-name="T154"> shared_info_reset </text:span></text:p>
      <text:p text:style-name="P128"><text:span text:style-name="T55"><text:tab/><text:tab/><text:tab/><text:tab/><text:tab/>shinfo-&gt;</text:span><text:span text:style-name="T56">first_free</text:span><text:span text:style-name="T55"> = </text:span><text:span text:style-name="T56">0</text:span><text:span text:style-name="T55">;<text:tab/> <text:s/></text:span><text:span text:style-name="T56">it works properly?</text:span><text:span text:style-name="T55"><text:tab/></text:span></text:p>
      <text:p text:style-name="P116"><text:span text:style-name="T55"><text:tab/><text:tab/><text:tab/><text:tab/><text:tab/></text:span><text:span text:style-name="T56">Initialize conections </text:span></text:p>
      <text:p text:style-name="P17"><text:tab/><text:tab/><text:tab/><text:tab/><text:tab/>shinfo-&gt;initialized = 1;</text:p>
      <text:p text:style-name="P17"><text:tab/><text:tab/><text:tab/><text:tab/>!<text:span text:style-name="T154">SemaphoreRelease(semid) return -1</text:span></text:p>
      <text:p text:style-name="P17"><text:tab/><text:tab/><text:tab/><text:tab/><text:span text:style-name="T154">return 0</text:span></text:p>
      <text:p text:style-name="P17"><text:tab/><text:tab/>!<text:span text:style-name="T153">InitSemaphore return -1</text:span></text:p>
      <text:p text:style-name="P17"><text:tab/><text:tab/><text:span text:style-name="T153">shm_len (calculate)</text:span></text:p>
      <text:p text:style-name="P17"><text:tab/><text:tab/>!<text:span text:style-name="T153">InitSharedMemory return -1</text:span></text:p>
      <text:p text:style-name="P17"><text:tab/><text:tab/><text:span text:style-name="T153">WriteIpcFile</text:span></text:p>
      <text:p text:style-name="P17"><text:tab/><text:tab/><text:span text:style-name="T153">shared_info_init &lt; 0 <text:s/>return -1</text:span></text:p>
      <text:p text:style-name="P17"><text:tab/><text:tab/><text:span text:style-name="T153">Initialize all </text:span></text:p>
      <text:p text:style-name="P17"><text:tab/><text:tab/><text:span text:style-name="T153">return 0</text:span></text:p>
      <text:p text:style-name="P17"/>
      <text:p text:style-name="P17"><text:tab/>3.3. <text:span text:style-name="T100">init_msg_queue(</text:span><text:span text:style-name="T20">msgQForker</text:span><text:span text:style-name="T100">);<text:tab/> <text:s text:c="2"/>// COLA COMUN</text:span></text:p>
      <text:p text:style-name="P83"><text:span text:style-name="T100"><text:tab/>3.4. init_shared_memory(shmForker);<text:tab/><text:tab/>// </text:span><text:span text:style-name="T122">no utilizado (long)</text:span></text:p>
      <text:p text:style-name="P105"><text:span text:style-name="T32"><text:tab/>3.5. Cargar_Tabla_IPS(); <text:tab/><text:tab/>// </text:span><text:span text:style-name="T73">ip_trml_shm_id</text:span><text:span text:style-name="T32"> </text:span><text:span text:style-name="T34">&amp; </text:span><text:span text:style-name="T33">ip_mem </text:span><text:span text:style-name="T34">&amp; semid</text:span></text:p>
      <text:p text:style-name="P28"><text:tab/>3.6. Bucle Keep_Accepting</text:p>
      <text:p text:style-name="P25"><text:tab/><text:tab/>3.6.1. <text:tab/>for I = 0 to NUM_DISPATCHERS</text:p>
      <text:p text:style-name="P20"><text:tab/><text:tab/><text:span text:style-name="T131">3.6.6.0. <text:s text:c="3"/>shared_info_remove_queues</text:span></text:p>
      <text:p text:style-name="P55"><text:tab/><text:tab/>3.6.6.0. <text:s text:c="3"/>shared_info_create_queues - N threads Queues.</text:p>
      <text:p text:style-name="P18"><text:span text:style-name="T102"><text:tab/><text:tab/>3.6.1.1. <text:s/></text:span><text:tab/><text:span text:style-name="T102">FORK()</text:span></text:p>
      <text:p text:style-name="P25"><text:tab/><text:tab/>3.6.1.2.<text:tab/>Case 0: if I == 0 ForkerMain <text:s/>// Bateria de clientes TX.</text:p>
      <text:p text:style-name="P18"><text:tab/><text:tab/><text:tab/><text:tab/><text:tab/> <text:s/><text:span text:style-name="T107">Else <text:s text:c="5"/>DispatcherMain <text:s/>//</text:span></text:p>
      <text:p text:style-name="P19"><text:span text:style-name="T102"><text:tab/><text:tab/></text:span><text:span text:style-name="T107">3.6.1.3.</text:span></text:p>
      <text:p text:style-name="P29"><text:tab/><text:tab/>3.6.2. WAIT(NULL)<text:tab/><text:tab/><text:tab/><text:tab/>// wait for children</text:p>
      <text:p text:style-name="P17"/>
      <text:p text:style-name="P17"/>
      <text:p text:style-name="P102">ForkerMain<text:tab/><text:tab/>// <text:span text:style-name="T105">Bateria de Clientes TX.</text:span><text:span text:style-name="T7">(xmltuxcli.c)</text:span></text:p>
      <text:p text:style-name="P25"/>
      <text:p text:style-name="P26">execl(forker_exec, "Fork_TuxCl" ,<text:span text:style-name="T20">msgQForker</text:span>, <text:span text:style-name="T103">ip_trml_shm_id</text:span>, <text:span text:style-name="T12">shmForker</text:span> ,(char*)0);</text:p>
      <text:p text:style-name="P25"/>
      <text:p text:style-name="P27"/>
      <text:p text:style-name="P101"><text:soft-page-break/>DispatcherMain<text:tab/>// <text:span text:style-name="T106">Dispatcher Multi</text:span><text:span text:style-name="T107">thread Principal</text:span></text:p>
      <text:p text:style-name="P25"/>
      <text:p text:style-name="P31">1. getenv DISPATCHER_SERV_%d<text:tab/><text:tab/>// Servicio (puerto tcp).</text:p>
      <text:p text:style-name="P31">2. shared_info_clean_dispatcher<text:tab/>// </text:p>
      <text:p text:style-name="P25"><text:tab/><text:span text:style-name="T108">marcar_obsoleto<text:tab/><text:tab/><text:tab/>// estado = 3</text:span></text:p>
      <text:p text:style-name="P25"><text:tab/><text:span text:style-name="T108">eliminar_obsoleto<text:tab/><text:tab/><text:tab/>// estado = 0 (estructura a cero).</text:span></text:p>
      <text:p text:style-name="P100">3. dispatch_info_init<text:tab/><text:tab/>/<text:tab/>/ Lanza los N pared de Threads (</text:p>
      <text:p text:style-name="P82">4. AcceptThread()<text:tab/><text:tab/><text:tab/><text:tab/>// Acepta nuevas conexiones y les asigna al</text:p>
      <text:p text:style-name="P82"><text:tab/><text:tab/><text:tab/><text:tab/><text:tab/><text:tab/>// par de threads con menos carga.</text:p>
      <text:p text:style-name="P86"><text:tab/><text:span text:style-name="T118">4.1. TCPSetupListenSocketReUseIPMaster<text:tab/></text:span><text:span text:style-name="T151">(IP_MASTER)</text:span></text:p>
      <text:p text:style-name="P87"><text:tab/>4.2. Bucle KeepAccepting</text:p>
      <text:p text:style-name="P87"><text:tab/><text:tab/>4.2.1. accept<text:tab/><text:tab/>// Blocking call to accept new conexions.<text:tab/></text:p>
      <text:p text:style-name="P87"><text:tab/><text:tab/>4.2.2. if !IPSInTable<text:tab/>close</text:p>
      <text:p text:style-name="P86"><text:span text:style-name="T118"><text:tab/><text:tab/>4.2.3. shared_limpiar_misma_ip<text:tab/>// </text:span><text:span text:style-name="T119">Si existia en shared_info</text:span></text:p>
      <text:p text:style-name="P86"><text:tab/><text:tab/><text:tab/><text:tab/><text:tab/><text:tab/><text:tab/><text:tab/>// <text:span text:style-name="T119">marcamos obsoleto</text:span></text:p>
      <text:p text:style-name="P88"><text:tab/><text:tab/>4.2.4. Si existia</text:p>
      <text:p text:style-name="P88"><text:tab/><text:tab/><text:tab/><text:tab/>Si es mismo dispatcher write(pipe[1] del thread)</text:p>
      <text:p text:style-name="P32"><text:span text:style-name="T120"><text:tab/><text:tab/><text:tab/><text:tab/></text:span><text:span text:style-name="T121">sino SF_WriteToQueue(-1) Cola del writer de respuesta.</text:span></text:p>
      <text:p text:style-name="P88"><text:tab/><text:tab/>4.2.5. dispatch_obtenermenoscargado <text:s/>// Recorre dispatch_info_t</text:p>
      <text:p text:style-name="P88"><text:tab/><text:tab/>4.2.6. assignar_trabajo<text:tab/><text:tab/><text:tab/> //</text:p>
      <text:p text:style-name="P89"><text:tab/><text:tab/><text:tab/>// Añadir sockdata a cola del par de Threads correspondiente</text:p>
      <text:p text:style-name="P89"><text:tab/><text:tab/><text:tab/>4.2.6.1. dispatch_add_queue(tothread, sockdata)</text:p>
      <text:p text:style-name="P32">5. dispatch_info__destroy()</text:p>
      <text:p text:style-name="P17"/>
      <text:p text:style-name="P17"/>
      <text:p text:style-name="P17"/>
      <text:p text:style-name="P17"/>
      <text:p text:style-name="P50"/>
      <text:p text:style-name="P103"/>
      <text:p text:style-name="P103"/>
      <text:p text:style-name="P48">1. prepara_trhead<text:tab/><text:tab/><text:tab/><text:tab/><text:tab/>// Pasa de signals I cancelaciones.</text:p>
      <text:p text:style-name="P48"><text:tab/>pthread_setcancelstate(PTHREAD_CANCEL_DISABLE,NULL);</text:p>
      <text:p text:style-name="P48"><text:tab/>sigfillset(&amp;signalset);</text:p>
      <text:p text:style-name="P48"><text:tab/>pthread_sigmask(SIG_BLOCK, &amp;signalset, NULL);</text:p>
      <text:p text:style-name="P48"/>
      <text:p text:style-name="P104"><text:span text:style-name="T128">r</text:span>eader_thread(int nThread)</text:p>
      <text:p text:style-name="P48">1. prepara_thread</text:p>
      <text:p text:style-name="P48">2. readpipe = dispatch_getreadpipe(nThread);</text:p>
      <text:p text:style-name="P48">3. Bucle Keep_Accepting ?</text:p>
      <text:p text:style-name="P48"><text:tab/>3.1. dispatch_getsocketdata<text:tab/><text:tab/>(copia de conexiones actuales)</text:p>
      <text:p text:style-name="P48"><text:tab/>3.2. select con readpipe &amp; conexiones.</text:p>
      <text:p text:style-name="P48"><text:tab/>3.3. <text:span text:style-name="T129">Si readpipe lee del pipe <text:tab/>// Se despertó.</text:span></text:p>
      <text:p text:style-name="P56"><text:tab/>3.4. Checkeamos si estaba obsoleta<text:tab/>//</text:p>
      <text:p text:style-name="P57"><text:tab/>3.5. Sino AtenderSocketRead<text:tab/><text:tab/>// Read socket &amp; Write to Common Queue </text:p>
      <text:p text:style-name="P48"><text:span text:style-name="T129"><text:tab/><text:tab/>3.5.1. XMLTCPReciveMsg<text:tab/><text:tab/>// </text:span><text:span text:style-name="T130">Recive msg</text:span></text:p>
      <text:p text:style-name="P48"><text:span text:style-name="T129"><text:tab/><text:tab/>3.5.2. IPSInTable <text:tab/> <text:tab/>// </text:span><text:span text:style-name="T130">Esta en tablas IP</text:span></text:p>
      <text:p text:style-name="P113"><text:span text:style-name="T47"><text:tab/><text:tab/></text:span><text:span text:style-name="T48">3.5.3. shared_info_getmsgqueue </text:span><text:span text:style-name="T49">// <text:s/>Coge cola respuesta</text:span></text:p>
      <text:p text:style-name="P112"><text:span text:style-name="T49"><text:tab/><text:tab/></text:span><text:span text:style-name="T50">3.5.4. Coge_Cabecera<text:tab/> <text:s text:c="2"/>// Extrae cabecera del mensaje (parser)</text:span></text:p>
      <text:p text:style-name="P58"><text:tab/><text:tab/>3.5.5. Si error escribimos en cola Respuesta (error)</text:p>
      <text:p text:style-name="P58"><text:tab/><text:tab/>3.5.6. sino Escribimos mensaje en cola comun.</text:p>
      <text:p text:style-name="P48"><text:span text:style-name="T130"><text:tab/>3.6. </text:span><text:span text:style-name="T133">Libera conexiones actuales</text:span></text:p>
      <text:p text:style-name="P33"/>
      <text:p text:style-name="P104">writer_thread(int nThread)</text:p>
      <text:p text:style-name="P48">1. prepara_thread</text:p>
      <text:p text:style-name="P49"><text:span text:style-name="T134">2. </text:span><text:span text:style-name="T130">shared_info_getmsgqueue <text:tab/><text:tab/><text:tab/></text:span><text:span text:style-name="T132">// <text:s/>Coge cola respuesta</text:span></text:p>
      <text:p text:style-name="P51">3. Bucle Keep_Working ?</text:p>
      <text:p text:style-name="P51"><text:tab/>3.1. SF_ReadFromQueue<text:tab/><text:tab/><text:tab/>// <text:s/>Lee de su cola respuesta TX </text:p>
      <text:p text:style-name="P52"><text:tab/>3.2. Si shm_reg == -1 <text:s/>write on pipe[1] // Algo obsoleto (pipe Read).</text:p>
      <text:p text:style-name="P52"><text:tab/>3.3. shared_info_finalizar_op<text:tab/><text:tab/>// <text:s/>Contabilizar OP</text:p>
      <text:p text:style-name="P48"><text:tab/><text:span text:style-name="T134">3.4. XMLTCPSendMsg<text:tab/><text:tab/><text:tab/>// <text:s/>Contesta al sd – socket descriptor</text:span></text:p>
      <text:p text:style-name="P48"/>
      <text:p text:style-name="P48"/>
      <text:p text:style-name="P103"><text:soft-page-break/>ForkerMain – xmltuxcli.c<text:tab/><text:tab/><text:tab/><text:tab/><text:span text:style-name="T138">EJECUTABLE</text:span></text:p>
      <text:p text:style-name="P30">execl(forker_exec, "Fork_TuxCl" ,</text:p>
      <text:p text:style-name="P30"><text:span text:style-name="T20">msgQForker</text:span>, </text:p>
      <text:p text:style-name="P30"><text:span text:style-name="T103">ip_trml_shm_id</text:span>, <text:tab/><text:tab/><text:tab/><text:tab/><text:tab/>// </text:p>
      <text:p text:style-name="P30"><text:span text:style-name="T12">shmForker</text:span> <text:tab/><text:tab/><text:tab/><text:tab/><text:tab/><text:tab/>// <text:span text:style-name="T128">NO USADO en Multithread</text:span></text:p>
      <text:p text:style-name="P30">,(char*)0);</text:p>
      <text:p text:style-name="P30"/>
      <text:p text:style-name="P34">1. signal SIGINT, SIGUSR1 CleanUp</text:p>
      <text:p text:style-name="P34">2. getenv ADMIN_SF, FORKER_ENV_FILE</text:p>
      <text:p text:style-name="P34">3. Open FORKER_ENV_FILE</text:p>
      <text:p text:style-name="P34">4. Find on file: FORKER_LOG_FILE, TRAZAS_CLIENTE,</text:p>
      <text:p text:style-name="P34">5. fopen FORKER_LOG_FILE (stdout, stderr to file).</text:p>
      <text:p text:style-name="P34">6. Find on file: MICROSEGUNDOS</text:p>
      <text:p text:style-name="P34">7. Find on file: TIMEOUT_DESCONEXION<text:tab/>// 60 seconds by default</text:p>
      <text:p text:style-name="P34">8. Find on file: TIMEOUT_RECONEXION <text:s text:c="5"/>// 1800 (30 min)</text:p>
      <text:p text:style-name="P34">9. Find on file: <text:span text:style-name="T114">XML_N_TERM</text:span></text:p>
      <text:p text:style-name="P34">10.Find on file: <text:span text:style-name="T112">MIN_TUX_CLI</text:span> &amp; MAX_TUX_CLI (licencias)</text:p>
      <text:p text:style-name="P34">11.Find on file: FIRMAS_FILE &amp; MAX_FIRMAS</text:p>
      <text:p text:style-name="P35">12.<text:span text:style-name="T110">MSGCTL msq_ctl (</text:span><text:span text:style-name="T20">msgQForker</text:span><text:span text:style-name="T21">)<text:tab/><text:tab/><text:tab/>// COLA COMÚN MENSAJES</text:span></text:p>
      <text:p text:style-name="P95">13.LoadIPTXTable<text:span text:style-name="T149"> <text:s/><text:tab/><text:tab/> <text:s text:c="3"/>// </text:span><text:span text:style-name="T150">Tabla Oracle con ID transacción y PROGRAMA</text:span></text:p>
      <text:p text:style-name="P96">14.CargarFirmas. <text:s/><text:tab/><text:tab/> <text:s text:c="3"/>// <text:span text:style-name="T111">Carga fichero con TX (6). </text:span></text:p>
      <text:p text:style-name="P97">15.<text:span text:style-name="T111">LoadTRMLTable. <text:s text:c="15"/>// Carga terminales en Shared Memory.</text:span></text:p>
      <text:p text:style-name="P36">16.lanzar_Clientes<text:tab/> <text:s text:c="8"/>// Lanza tantos hijos como <text:span text:style-name="T112">MIN_TUX_CLI</text:span> </text:p>
      <text:p text:style-name="P40">17.Leer bytes máximos de la cola.</text:p>
      <text:p text:style-name="P40">18. Bucle infinito.</text:p>
      <text:p text:style-name="P40"><text:tab/>18.1. Si Admin PID No levantado lanzamos:</text:p>
      <text:p text:style-name="P40"><text:tab/><text:tab/><text:tab/>execlp(ADMIN_SF, ADMIN_SFXML, <text:span text:style-name="T103">ip_trml_shm_id</text:span>, <text:span text:style-name="T104">shmForker</text:span>, trml_shm_id, tx_shm_id, 0);<text:tab/></text:p>
      <text:p text:style-name="P40"><text:tab/><text:tab/><text:tab/><text:span text:style-name="T115">1 – Shared Mem IP’s admitidas.</text:span></text:p>
      <text:p text:style-name="P40"><text:tab/><text:tab/><text:tab/><text:span text:style-name="T115">2 – Shared Mem Clientes Tux.</text:span></text:p>
      <text:p text:style-name="P40"><text:tab/><text:tab/><text:tab/><text:span text:style-name="T115">3 – Shared Mem Terminales.</text:span></text:p>
      <text:p text:style-name="P40"><text:tab/><text:tab/><text:tab/><text:span text:style-name="T115">4 – Shared Mem TX.</text:span></text:p>
      <text:p text:style-name="P38"><text:span text:style-name="T115"><text:tab/>18.2. Comprobar_Clientes_Tuxedo() <text:s/><text:tab/>// <text:s/></text:span><text:span text:style-name="T116">kill 0 – Levantados?</text:span></text:p>
      <text:p text:style-name="P38"><text:tab/><text:span text:style-name="T116">18.3. Comprobar_Mensajes();<text:tab/><text:tab/>// <text:s/></text:span><text:span text:style-name="T117">Comprueba carga de mensajes.</text:span></text:p>
      <text:p text:style-name="P38"><text:span text:style-name="T116"><text:tab/><text:tab/>18.3.1. Mensajes_Encolados<text:tab/>// coge N-msg y </text:span><text:span text:style-name="T117">bytes encolados</text:span></text:p>
      <text:p text:style-name="P38"><text:span text:style-name="T116"><text:tab/><text:tab/>18.3.2. ClientesLevantados<text:tab/>// </text:span><text:span text:style-name="T117">kill 0 – chequea levantados</text:span></text:p>
      <text:p text:style-name="P59"><text:tab/><text:tab/>18.3.3. nForks()<text:tab/><text:tab/><text:tab/>// </text:p>
      <text:p text:style-name="P38"><text:tab/><text:tab/><text:tab/><text:span text:style-name="T117">if mensajes &lt;= 0 <text:s/>nForks = 0;</text:span></text:p>
      <text:p text:style-name="P38"><text:tab/><text:tab/><text:tab/><text:span text:style-name="T117">else if ((mensajes+clientes) &lt;= licencias Nforks = mensajes;</text:span></text:p>
      <text:p text:style-name="P107"><text:span text:style-name="T35"><text:s/><text:tab/><text:tab/><text:tab/> <text:s text:c="4"/></text:span><text:span text:style-name="T37">else nForks = licencias – clientes; </text:span></text:p>
      <text:p text:style-name="P60"><text:tab/><text:tab/>18.3.4. Lanzar clientes hasta nForks.</text:p>
      <text:p text:style-name="P38"/>
      <text:p text:style-name="P38"/>
      <text:p text:style-name="P38"/>
      <text:p text:style-name="P39">struct T_TERM {</text:p>
      <text:p text:style-name="P106"><text:span text:style-name="T35"><text:tab/></text:span><text:span text:style-name="T36">char </text:span><text:span text:style-name="T74">NumTerm</text:span><text:span text:style-name="T36">[7]; <text:s text:c="2"/>// %06d Num.terminal id.Tuxedo. XML_N_TERM</text:span></text:p>
      <text:p text:style-name="P37"><text:tab/><text:span text:style-name="T113">Int PidFill; <text:s text:c="6"/>// </text:span></text:p>
      <text:p text:style-name="P39">}</text:p>
      <text:p text:style-name="P39"/>
      <text:p text:style-name="P131">OBJETOS C++</text:p>
      <text:p text:style-name="P53"/>
      <text:p text:style-name="P90">0. Libreria IPC – Semaphore, Shared Memory and Queues?</text:p>
      <text:p text:style-name="P53"><text:tab/><text:span text:style-name="T4">EASY : IPC_PRIVATE</text:span></text:p>
      <text:p text:style-name="P53"><text:tab/><text:span text:style-name="T139">Semaphore: <text:tab/>external_events.cpp &amp; SemLock.</text:span><text:span text:style-name="T141">cpp </text:span></text:p>
      <text:p text:style-name="P53"><text:tab/><text:tab/><text:span text:style-name="T142">Destructor: Unlock. </text:span></text:p>
      <text:p text:style-name="P53"><text:tab/><text:span text:style-name="T140">queues:<text:tab/>external_events.c</text:span></text:p>
      <text:p text:style-name="P53"><text:tab/><text:tab/><text:span text:style-name="T142">Destructor: </text:span></text:p>
      <text:p text:style-name="P54"><text:tab/><text:span text:style-name="T140">Shared Mem: external_events.cpp </text:span><text:span text:style-name="T141">&amp; </text:span><text:span text:style-name="T140">SharedMemory.cpp </text:span></text:p>
      <text:p text:style-name="P114"><text:span text:style-name="T53"><text:tab/><text:tab/></text:span><text:span text:style-name="T54">Destructor: Detach. </text:span></text:p>
      <text:p text:style-name="P53"><text:tab/></text:p>
      <text:p text:style-name="P115"><text:span text:style-name="T53"><text:tab/></text:span><text:span text:style-name="T81">When to remove? </text:span><text:span text:style-name="T82">DELETEONEXIT = 1</text:span><text:span text:style-name="T81"> </text:span><text:span text:style-name="T83">(dispatcher, not tx clients).</text:span></text:p>
      <text:p text:style-name="P53"><text:tab/><text:span text:style-name="T143">IP_TRML_SHM_ID <text:tab/>– Shared &amp; Semaphore in ipcfile. </text:span></text:p>
      <text:p text:style-name="P53"><text:tab/><text:tab/><text:span text:style-name="T144">There are 1 queue per thread pair. </text:span></text:p>
      <text:p text:style-name="P53"><text:tab/><text:span text:style-name="T144">MsgQForker<text:tab/><text:tab/>- Commont queue. </text:span></text:p>
      <text:p text:style-name="P53"/>
      <text:p text:style-name="P53"><text:tab/><text:span text:style-name="T145">3 objectes: </text:span><text:span text:style-name="T13">Semaphore<text:tab/><text:tab/></text:span><text:span text:style-name="T14">Pendiente borrado </text:span><text:span text:style-name="T15">ordenado.</text:span></text:p>
      <text:p text:style-name="P53"><text:tab/><text:tab/><text:tab/><text:span text:style-name="T145">Shared</text:span><text:span text:style-name="T146">M</text:span><text:span text:style-name="T145">em</text:span><text:span text:style-name="T146">ory<text:tab/></text:span></text:p>
      <text:p text:style-name="P53"><text:tab/><text:tab/><text:tab/><text:span text:style-name="T145">Message</text:span><text:span text:style-name="T146">Queue<text:tab/></text:span></text:p>
      <text:p text:style-name="P66"/>
      <text:p text:style-name="P41">1. JSON Parser para variables de configuración.</text:p>
      <text:p text:style-name="P44"/>
      <text:p text:style-name="P23">{</text:p>
      <text:p text:style-name="P23"><text:tab/>"1_Note" : "Default Configuration File (auto-created)",</text:p>
      <text:p text:style-name="P23"><text:tab/>"1_Version" : 1,</text:p>
      <text:p text:style-name="P23"><text:tab/>"2_NumDispatchers" : 2,</text:p>
      <text:p text:style-name="P23"><text:tab/>"dispatch01" : </text:p>
      <text:p text:style-name="P23"><text:tab/>{</text:p>
      <text:p text:style-name="P23"><text:tab/><text:tab/>"IP" : "127.0.0.1",</text:p>
      <text:p text:style-name="P23"><text:tab/><text:tab/>"IpcFile" : "/home/xaviperez72/.dispatch/ipcfile_dispatch01",</text:p>
      <text:p text:style-name="P23"><text:tab/><text:tab/>"LogLevel" : 3,</text:p>
      <text:p text:style-name="P23"><text:tab/><text:tab/>"MaxConnections" : 1500,</text:p>
      <text:p text:style-name="P23"><text:tab/><text:tab/>"NumThreads" : 20,</text:p>
      <text:p text:style-name="P23"><text:tab/><text:tab/>"Port" : 9000,</text:p>
      <text:p text:style-name="P23"><text:tab/><text:tab/>"StopTimeout" : 30,</text:p>
      <text:p text:style-name="P23"><text:tab/><text:tab/>"TuxCliProg" : "/home/xaviperez72/.dispatch/TuxCliProg"</text:p>
      <text:p text:style-name="P23"><text:tab/>},</text:p>
      <text:p text:style-name="P23"><text:tab/>"dispatch02" : </text:p>
      <text:p text:style-name="P23"><text:tab/>{</text:p>
      <text:p text:style-name="P23"><text:tab/><text:tab/>"IP" : "127.0.0.1",</text:p>
      <text:p text:style-name="P23"><text:tab/><text:tab/>"IpcFile" : "/home/xaviperez72/.dispatch/ipcfile_dispatch02",</text:p>
      <text:p text:style-name="P23"><text:tab/><text:tab/>"LogLevel" : 3,</text:p>
      <text:p text:style-name="P23"><text:tab/><text:tab/>"MaxConnections" : 1500,</text:p>
      <text:p text:style-name="P23"><text:tab/><text:tab/>"NumThreads" : 20,</text:p>
      <text:p text:style-name="P23"><text:tab/><text:tab/>"Port" : 9001,</text:p>
      <text:p text:style-name="P23"><text:tab/><text:tab/>"StopTimeout" : 30,</text:p>
      <text:p text:style-name="P23"><text:tab/><text:tab/>"TuxCliProg" : "/home/xaviperez72/.dispatch/TuxCliProg"</text:p>
      <text:p text:style-name="P23"><text:tab/>}</text:p>
      <text:p text:style-name="P23">}</text:p>
      <text:p text:style-name="P22"><text:tab/></text:p>
      <text:p text:style-name="P44">2. <text:span text:style-name="T5">sockdata</text:span></text:p>
      <text:p text:style-name="P44"/>
      <text:p text:style-name="P44"><text:tab/><text:span text:style-name="T126">int sd<text:tab/><text:tab/><text:tab/><text:tab/>// Socket Descriptor</text:span></text:p>
      <text:p text:style-name="P44"><text:tab/><text:span text:style-name="T126">sockaddr_in sockaddr<text:tab/><text:tab/>// Struct sockaddr_in</text:span></text:p>
      <text:p text:style-name="P44"><text:tab/><text:span text:style-name="T135">int shm_reg<text:tab/><text:tab/><text:tab/><text:tab/>// Index to Conections</text:span><text:span text:style-name="T126"> </text:span></text:p>
      <text:p text:style-name="P44"><text:tab/><text:span text:style-name="T126">string rcvmsg;<text:tab/><text:tab/><text:tab/>// Received msg</text:span></text:p>
      <text:p text:style-name="P44"/>
      <text:p text:style-name="P46">3. Connection<text:tab/><text:tab/><text:tab/><text:tab/></text:p>
      <text:p text:style-name="P91"/>
      <text:p text:style-name="P46"><text:tab/><text:span text:style-name="T127">int dispatcher<text:tab/><text:tab/><text:tab/>//</text:span></text:p>
      <text:p text:style-name="P46"><text:tab/><text:span text:style-name="T127">int nthread<text:tab/><text:tab/><text:tab/><text:tab/>// </text:span></text:p>
      <text:p text:style-name="P46"><text:tab/><text:span text:style-name="T127">int state<text:tab/><text:tab/><text:tab/><text:tab/>// 0-Idle 2-Busy 3-Obsolete </text:span></text:p>
      <text:p text:style-name="P46"><text:tab/><text:span text:style-name="T127">int sd<text:tab/><text:tab/><text:tab/><text:tab/>// Socket Descriptor</text:span></text:p>
      <text:p text:style-name="P47"><text:soft-page-break/><text:tab/>sockaddr_in sockaddr<text:tab/><text:tab/>// Struct sockaddr_in</text:p>
      <text:p text:style-name="P47"><text:tab/><text:span text:style-name="T127">time_t entry;<text:tab/><text:tab/><text:tab/>// First execution</text:span></text:p>
      <text:p text:style-name="P47"><text:tab/><text:span text:style-name="T127">time_t last_op;<text:tab/><text:tab/><text:tab/>// Last operation</text:span></text:p>
      <text:p text:style-name="P46"/>
      <text:p text:style-name="P111"><text:span text:style-name="T46">4. Connections<text:tab/><text:tab/><text:tab/><text:tab/></text:span><text:span text:style-name="T89">SHARED MEMORY - </text:span><text:span text:style-name="T90">SEMAPHORE</text:span></text:p>
      <text:p text:style-name="P92"/>
      <text:p text:style-name="P46"><text:tab/>int initialized<text:tab/><text:tab/><text:tab/>// Initialized?</text:p>
      <text:p text:style-name="P46"><text:tab/><text:span text:style-name="T127">i</text:span>nt first_free<text:tab/><text:tab/><text:tab/>// </text:p>
      <text:p text:style-name="P46"><text:tab/><text:span text:style-name="T136">Connection array_conn[MAX_CONECTIONS]</text:span><text:span text:style-name="T127"> </text:span></text:p>
      <text:p text:style-name="P46"><text:tab/><text:span text:style-name="T127">int num_dispatchers</text:span></text:p>
      <text:p text:style-name="P46"><text:tab/><text:span text:style-name="T127">int num_threads<text:tab/><text:tab/><text:tab/></text:span></text:p>
      <text:p text:style-name="P46"><text:tab/><text:span text:style-name="T127">vector response_queues;<text:tab/><text:tab/>// size: num_dispatchers * num_threads</text:span></text:p>
      <text:p text:style-name="P46"/>
      <text:p text:style-name="P46"><text:tab/><text:span text:style-name="T166">get_conn_addr()</text:span></text:p>
      <text:p text:style-name="P46"><text:tab/><text:span text:style-name="T166">get_queue_addr()</text:span></text:p>
      <text:p text:style-name="P46"><text:tab/><text:span text:style-name="T166">mark_obsolete(int idx);</text:span></text:p>
      <text:p text:style-name="P46"><text:tab/><text:span text:style-name="T166">delete_obsolete(int idx);</text:span></text:p>
      <text:p text:style-name="P46"><text:tab/></text:p>
      <text:p text:style-name="P46"><text:tab/><text:span text:style-name="T166">shared_info_finalizar_Op(</text:span></text:p>
      <text:p text:style-name="P46"/>
      <text:p text:style-name="P67">4. Objeto Checker_<text:span text:style-name="T152">pids.cpp </text:span></text:p>
      <text:p text:style-name="P67"><text:tab/><text:span text:style-name="T152">Lanza y controla N hijos. </text:span></text:p>
      <text:p text:style-name="P67"/>
      <text:p text:style-name="P85"><text:span text:style-name="T126">5</text:span>. Objeto <text:span text:style-name="T123">D</text:span>ispatcher.</text:p>
      <text:p text:style-name="P41"><text:tab/><text:span text:style-name="T23">DATOS<text:tab/><text:tab/><text:tab/><text:tab/></text:span><text:span text:style-name="T26">dispatch_cfg</text:span></text:p>
      <text:p text:style-name="P41"><text:tab/><text:span text:style-name="T125">IP</text:span></text:p>
      <text:p text:style-name="P41"><text:tab/><text:span text:style-name="T125">Puerto </text:span></text:p>
      <text:p text:style-name="P42"><text:tab/></text:p>
      <text:p text:style-name="P43"><text:tab/><text:span text:style-name="T124">Vector </text:span><text:span text:style-name="T137">Thread_Pair</text:span><text:span text:style-name="T125">.</text:span></text:p>
      <text:p text:style-name="P43"/>
      <text:p text:style-name="P42"><text:tab/><text:span text:style-name="T25">METODOS</text:span></text:p>
      <text:p text:style-name="P42"><text:tab/><text:span text:style-name="T24">AcceptThread</text:span></text:p>
      <text:p text:style-name="P45"><text:tab/><text:tab/>dispatch_info_init</text:p>
      <text:p text:style-name="P125"><text:span text:style-name="T41"><text:tab/><text:tab/><text:tab/>// </text:span><text:span text:style-name="T63">Bucle emplace_back(Thread_Pair).</text:span></text:p>
      <text:p text:style-name="P125"><text:span text:style-name="T41"><text:tab/><text:tab/><text:tab/>// </text:span><text:span text:style-name="T63">Crea </text:span><text:span text:style-name="T41">mutex, </text:span><text:span text:style-name="T63">crea pipe, </text:span><text:span text:style-name="T41">lanza threads, </text:span><text:span text:style-name="T87">List</text:span><text:span text:style-name="T41"> Conexiones vacio</text:span></text:p>
      <text:p text:style-name="P69"><text:tab/><text:tab/></text:p>
      <text:p text:style-name="P69"><text:tab/><text:tab/>TCPSetupListenSocketReUseIPMaster<text:tab/></text:p>
      <text:p text:style-name="P69"><text:tab/><text:tab/></text:p>
      <text:p text:style-name="P93"><text:tab/><text:tab/><text:span text:style-name="T160">BUCLE KEEP_ACCEPTING</text:span></text:p>
      <text:p text:style-name="P69"><text:tab/><text:tab/><text:tab/><text:span text:style-name="T160">ACCEPT </text:span></text:p>
      <text:p text:style-name="P69"><text:tab/><text:tab/><text:tab/></text:p>
      <text:p text:style-name="P69"><text:tab/><text:tab/><text:tab/><text:span text:style-name="T160">IPSInTable <text:s/>(_shpt_shmAllowedIPs)</text:span></text:p>
      <text:p text:style-name="P69"><text:tab/><text:tab/><text:tab/><text:span text:style-name="T163">shared_limpiar_misma_ip <text:s/></text:span></text:p>
      <text:p text:style-name="P69"><text:s text:c="2"/><text:tab/><text:tab/><text:tab/> <text:s text:c="2"/><text:span text:style-name="T163">Revisa IP:Port en CONNECTION array (STATE 1,2) </text:span></text:p>
      <text:p text:style-name="P69"><text:tab/><text:tab/><text:tab/><text:tab/><text:span text:style-name="T163">Si está – LOCK – get thread Num – mark_obsolete – UNLOCK</text:span></text:p>
      <text:p text:style-name="P69"><text:tab/><text:tab/><text:tab/><text:span text:style-name="T163">Si está (thread num &gt; 0) </text:span></text:p>
      <text:p text:style-name="P69"><text:s/><text:tab/><text:tab/><text:tab/> <text:s/><text:span text:style-name="T28">write (dispatch_getwritepipe(</text:span><text:span text:style-name="T29">nthread,”1”,1)–notify obsolete</text:span></text:p>
      <text:p text:style-name="P69"/>
      <text:p text:style-name="P68"><text:tab/><text:tab/><text:tab/>dispatch_obtenermenoscargado </text:p>
      <text:p text:style-name="P125"><text:span text:style-name="T44"><text:s/><text:tab/><text:tab/><text:tab/> <text:s text:c="2"/>// </text:span><text:span text:style-name="T45">Revisa Vector Thread_Pair Conexiones.size() cual tiene menos.</text:span></text:p>
      <text:p text:style-name="P77"><text:tab/><text:tab/><text:tab/><text:span text:style-name="T165">shared_info_register New entry at CONNECTIONS-state=2</text:span></text:p>
      <text:p text:style-name="P77"><text:tab/><text:tab/><text:tab/><text:span text:style-name="T165">asignar_trabajo </text:span></text:p>
      <text:p text:style-name="P77"><text:tab/><text:tab/><text:tab/><text:tab/><text:span text:style-name="T165">dispatch_add_queue(n thread, sockdata)</text:span></text:p>
      <text:p text:style-name="P119"><text:span text:style-name="T45"><text:tab/><text:tab/><text:tab/><text:tab/></text:span><text:span text:style-name="T88">write(dispatch_getwritepipe(nthread, “1”,1)–&gt;READ THREAD</text:span></text:p>
      <text:p text:style-name="P94"><text:tab/><text:tab/><text:span text:style-name="T164">FIN BUCLE</text:span></text:p>
      <text:p text:style-name="P77"/>
      <text:p text:style-name="P76"><text:span text:style-name="T161"><text:tab/><text:tab/>dispatch_info_destroy<text:tab/>// Destructor <text:s/></text:span><text:span text:style-name="T162">(borra todo)</text:span></text:p>
      <text:p text:style-name="P43"/>
      <text:p text:style-name="P84"><text:span text:style-name="T126">6</text:span>. Objeto Thread_Pair</text:p>
      <text:p text:style-name="P99"><text:tab/><text:tab/><text:tab/><text:tab/><text:tab/>DATOS EXTERNOS </text:p>
      <text:p text:style-name="P70"><text:tab/><text:tab/><text:tab/><text:tab/><text:tab/>CONNECTIONS <text:span text:style-name="T156">(shared_info) <text:tab/>_shpt_shmIPCfile </text:span></text:p>
      <text:p text:style-name="P70"><text:tab/><text:tab/><text:tab/><text:tab/><text:tab/><text:tab/><text:tab/><text:tab/><text:tab/><text:tab/>_shpt_semIPCfile</text:p>
      <text:p text:style-name="P42"><text:soft-page-break/><text:tab/><text:span text:style-name="T22">DATOS<text:tab/><text:tab/><text:tab/><text:tab/></text:span><text:span text:style-name="T27">(dispatch_info_t)</text:span></text:p>
      <text:p text:style-name="P126"><text:span text:style-name="T51"><text:tab/></text:span><text:span text:style-name="T52">i</text:span><text:span text:style-name="T69">dx? Maybe not needed.</text:span></text:p>
      <text:p text:style-name="P108"><text:span text:style-name="T39"><text:tab/></text:span><text:span text:style-name="T40">Pipe </text:span></text:p>
      <text:p text:style-name="P108"><text:span text:style-name="T40"><text:tab/></text:span><text:span text:style-name="T69">writer_queue <text:s text:c="10"/>- call with constructor</text:span></text:p>
      <text:p text:style-name="P119"><text:span text:style-name="T51"><text:tab/></text:span><text:span text:style-name="T52">id_Writer</text:span><text:span text:style-name="T51">Thread</text:span></text:p>
      <text:p text:style-name="P119"><text:span text:style-name="T51"><text:tab/></text:span><text:span text:style-name="T52">id_ReaderThread</text:span></text:p>
      <text:p text:style-name="P126"><text:span text:style-name="T62"><text:tab/></text:span><text:span text:style-name="T93">Mutex<text:tab/><text:tab/><text:tab/>// </text:span><text:span text:style-name="T94">UNICO MUTEX</text:span></text:p>
      <text:p text:style-name="P118"><text:span text:style-name="T40"><text:tab/></text:span><text:span text:style-name="T87">List</text:span><text:span text:style-name="T61">&lt;</text:span><text:span text:style-name="T84">socke</text:span><text:span text:style-name="T85">t</text:span><text:span text:style-name="T84">_data_t</text:span><text:span text:style-name="T86">&gt;</text:span><text:span text:style-name="T38"> </text:span><text:span text:style-name="T77">sockdata</text:span><text:span text:style-name="T39"> </text:span></text:p>
      <text:p text:style-name="P61"><text:tab/></text:p>
      <text:p text:style-name="P120"><text:span text:style-name="T39"><text:tab/></text:span><text:span text:style-name="T80">METODOS</text:span></text:p>
      <text:p text:style-name="P127"><text:span text:style-name="T41"><text:tab/></text:span><text:span text:style-name="T72">Constructor(queue) </text:span><text:span text:style-name="T41">mutex, </text:span><text:span text:style-name="T78">crea pipe</text:span><text:span text:style-name="T63">, </text:span><text:span text:style-name="T79">lanza threads</text:span><text:span text:style-name="T41">, </text:span><text:span text:style-name="T87">List</text:span><text:span text:style-name="T41"> Conexiones vacio</text:span></text:p>
      <text:p text:style-name="P122"><text:span text:style-name="T41"><text:tab/></text:span><text:span text:style-name="T52">Writer_Thread <text:tab/>// </text:span><text:span text:style-name="T65">prepara_thread – </text:span><text:span text:style-name="T76">Passa de cancelaciones. </text:span></text:p>
      <text:p text:style-name="P122"><text:span text:style-name="T52"><text:tab/><text:tab/><text:tab/><text:tab/> <text:s text:c="2"/></text:span><text:span text:style-name="T63">Lee cola propia (CONNECTIONS msg_queues[nthread]</text:span></text:p>
      <text:p text:style-name="P129"><text:span text:style-name="T91"><text:tab/><text:tab/><text:tab/><text:tab/><text:tab/></text:span><text:span text:style-name="T92">(CONSTRUCTOR – unique position, not needed)</text:span></text:p>
      <text:p text:style-name="P71"><text:tab/> <text:s/><text:tab/><text:tab/><text:tab/> <text:s text:c="5"/>shared_info_getmsgqueue</text:p>
      <text:p text:style-name="P122"><text:span text:style-name="T63"><text:tab/><text:tab/><text:tab/><text:tab/> <text:s text:c="2"/></text:span><text:span text:style-name="T65">Bucle Keep_working</text:span></text:p>
      <text:p text:style-name="P122"><text:span text:style-name="T63"><text:tab/><text:tab/><text:tab/><text:tab/><text:tab/>SF_ReadFromQueue <text:s/></text:span><text:span text:style-name="T70">(shm_reg on the message)</text:span></text:p>
      <text:p text:style-name="P121"><text:span text:style-name="T52"><text:tab/><text:tab/><text:tab/><text:tab/><text:tab/></text:span><text:span text:style-name="T70">shared_info_finalizar_Op (shm_reg) keep counting <text:tab/><text:tab/><text:tab/><text:tab/><text:tab/><text:tab/></text:span><text:span text:style-name="T71">get </text:span><text:span text:style-name="T70">CONNECTION Information </text:span></text:p>
      <text:p text:style-name="P78"><text:tab/><text:tab/><text:tab/><text:tab/><text:tab/>CONNECTIONS_H</text:p>
      <text:p text:style-name="P121"><text:span text:style-name="T52"><text:tab/><text:tab/><text:tab/><text:tab/></text:span><text:span text:style-name="T64"><text:tab/></text:span><text:span text:style-name="T71">Write on CONNECTION.sd </text:span><text:span text:style-name="T64">(if everything ok)</text:span></text:p>
      <text:p text:style-name="P75"/>
      <text:p text:style-name="P74"/>
      <text:p text:style-name="P74"/>
      <text:p text:style-name="P74"/>
      <text:p text:style-name="P74"><text:tab/>Reader_Thread<text:tab/></text:p>
      <text:p text:style-name="P74"><text:tab/><text:tab/>// <text:span text:style-name="T157">prepara_thread – </text:span><text:span text:style-name="T16">Passa de cancelaciones. </text:span></text:p>
      <text:p text:style-name="P72"><text:tab/><text:tab/> <text:s text:c="2"/><text:span text:style-name="T157">dispatch_getreadpipe </text:span></text:p>
      <text:p text:style-name="P72"><text:tab/><text:tab/> <text:s text:c="2"/><text:span text:style-name="T157">Bucle keep_accepting</text:span></text:p>
      <text:p text:style-name="P72"><text:tab/><text:tab/><text:tab/><text:span text:style-name="T158">dispatch_getsocketdata (get all sd from list)</text:span></text:p>
      <text:p text:style-name="P72"><text:tab/><text:tab/><text:tab/><text:span text:style-name="T158">Select (all sds)</text:span></text:p>
      <text:p text:style-name="P72"><text:tab/><text:tab/><text:tab/><text:span text:style-name="T158">If PIPE read from pipe (some event)</text:span></text:p>
      <text:p text:style-name="P73"><text:tab/><text:tab/><text:tab/><text:span text:style-name="T3">Bucle nscokdata</text:span><text:span text:style-name="T158"> </text:span></text:p>
      <text:p text:style-name="P73"><text:span text:style-name="T158"><text:tab/><text:tab/><text:tab/><text:tab/></text:span><text:span text:style-name="T159">if </text:span><text:span text:style-name="T158">shared_info_check_obsoleto !</text:span><text:span text:style-name="T159">= 0</text:span></text:p>
      <text:p text:style-name="P73"><text:tab/><text:tab/><text:tab/><text:tab/><text:tab/><text:span text:style-name="T159">dispatch_remove_queue</text:span><text:tab/></text:p>
      <text:p text:style-name="P123"><text:span text:style-name="T52"><text:tab/><text:tab/><text:tab/><text:tab/></text:span><text:span text:style-name="T66">else if FD_ISSET(current sd)</text:span></text:p>
      <text:p text:style-name="P124"><text:span text:style-name="T66"><text:tab/><text:tab/><text:tab/><text:tab/><text:tab/>AttendSocketRead (sockdata)</text:span><text:span text:style-name="T52"><text:tab/><text:tab/></text:span></text:p>
      <text:p text:style-name="P124"><text:span text:style-name="T52"><text:tab/><text:tab/><text:tab/><text:tab/><text:tab/><text:tab/></text:span><text:span text:style-name="T67">TCPRecive</text:span></text:p>
      <text:p text:style-name="P79"><text:tab/><text:tab/><text:tab/><text:tab/><text:tab/><text:tab/>IPSInTable (_shpt_shmAllowedIPs) (trazas)</text:p>
      <text:p text:style-name="P124"><text:span text:style-name="T67"><text:tab/><text:tab/><text:tab/><text:tab/><text:tab/><text:tab/></text:span><text:span text:style-name="T68">Check Message OK.</text:span></text:p>
      <text:p text:style-name="P79"><text:tab/><text:tab/><text:tab/><text:tab/><text:tab/><text:tab/>shared_info_getmsgqueue (response to ERRORS)</text:p>
      <text:p text:style-name="P124"><text:span text:style-name="T52"><text:tab/><text:tab/><text:tab/><text:tab/></text:span><text:span text:style-name="T41"><text:tab/></text:span><text:span text:style-name="T40"><text:tab/>_shpt_Common_Msg_Queue </text:span><text:span text:style-name="T67">to Tuxcli</text:span></text:p>
      <text:p text:style-name="P79"/>
      <text:p text:style-name="P80"><text:tab/><text:tab/><text:tab/><text:tab/><text:tab/><text:tab/></text:p>
      <text:p text:style-name="P79"/>
      <text:p text:style-name="P108"><text:span text:style-name="T39"><text:tab/></text:span><text:span text:style-name="T41">dispatch_add_queue <text:s text:c="5"/>// Añadir sockaddr al </text:span><text:span text:style-name="T68">List SOCKDATA</text:span></text:p>
      <text:p text:style-name="P125"><text:span text:style-name="T41"><text:tab/></text:span><text:span text:style-name="T43">dispatch_remove_queue <text:s text:c="2"/>// Borrar sockaddr </text:span><text:span text:style-name="T68">de</text:span><text:span text:style-name="T43"> </text:span><text:span text:style-name="T68">List SOCKDATA</text:span></text:p>
      <text:p text:style-name="P65"><text:tab/>dispatch_getsocketdata <text:s/>// Copia <text:span text:style-name="T160">List SOCKDATA</text:span> actual para</text:p>
      <text:p text:style-name="P64"><text:s text:c="3"/><text:tab/><text:tab/><text:tab/><text:tab/><text:tab/>// el Reader_Thread hacer select de las conexiones</text:p>
      <text:p text:style-name="P108"><text:span text:style-name="T39"><text:tab/><text:tab/><text:tab/><text:tab/><text:tab/>// </text:span><text:span text:style-name="T43">solo utiliza sd (select) y shm_reg (obsoleto)</text:span></text:p>
      <text:p text:style-name="P108"><text:span text:style-name="T43"><text:tab/>dispatch_getreadpipe<text:tab/>// </text:span><text:span text:style-name="T44">get pipe[0]</text:span></text:p>
      <text:p text:style-name="P110"><text:span text:style-name="T43"><text:tab/>dispatch_get</text:span><text:span text:style-name="T44">write</text:span><text:span text:style-name="T43">pipe<text:tab/>// </text:span><text:span text:style-name="T44">get pipe[1]</text:span></text:p>
      <text:p text:style-name="P63"/>
      <text:p text:style-name="P62"/>
      <text:p text:style-name="P4"><text:span text:style-name="Source_20_Text">struct sockaddr_in {</text:span></text:p>
      <text:p text:style-name="P6"><text:span text:style-name="Source_20_Text"><text:s text:c="4"/>short <text:s text:c="11"/>sin_family; <text:s text:c="2"/>// e.g. AF_INET, AF_INET6</text:span></text:p>
      <text:p text:style-name="P6"><text:span text:style-name="Source_20_Text"><text:s text:c="4"/>unsigned short <text:s text:c="2"/>sin_port; <text:s text:c="4"/>// e.g. htons(3490)</text:span></text:p>
      <text:p text:style-name="P6"><text:span text:style-name="Source_20_Text"><text:s text:c="4"/>struct in_addr <text:s text:c="2"/>sin_addr; <text:s text:c="4"/>// see struct in_addr, below</text:span></text:p>
      <text:p text:style-name="P6"><text:span text:style-name="Source_20_Text"><text:s text:c="4"/>char <text:s text:c="12"/>sin_zero[8]; <text:s/>// zero this if you want to</text:span></text:p>
      <text:p text:style-name="P4"><text:span text:style-name="Source_20_Text">};</text:span></text:p>
      <text:p text:style-name="P4"><text:span text:style-name="T17">struct </text:span><text:span text:style-name="T18">socke</text:span><text:span text:style-name="T19">t</text:span><text:span text:style-name="T18">_data_t</text:span> {</text:p>
      <text:p text:style-name="P4"><text:tab/>int<text:tab/>sd; <text:s/><text:tab/><text:tab/><text:tab/><text:tab/><text:tab/>// Socket Descriptor.</text:p>
      <text:p text:style-name="P12"><text:tab/>sockaddr_in sockaddr;<text:tab/><text:tab/><text:tab/>// OK Below</text:p>
      <text:p text:style-name="P118"><text:soft-page-break/><text:span text:style-name="T42"><text:tab/></text:span><text:span text:style-name="T41">int</text:span><text:span text:style-name="T42"><text:tab/><text:tab/>shm_reg;<text:tab/><text:tab/><text:tab/>// </text:span><text:span text:style-name="T75">Index to Array conexiones </text:span></text:p>
      <text:p text:style-name="P12"><text:span text:style-name="T10"><text:tab/></text:span><text:span text:style-name="T11">char <text:s text:c="7"/>*rcvinfo; <text:tab/><text:tab/><text:tab/>// </text:span></text:p>
      <text:p text:style-name="P14">}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1T15:41:27.851737851</meta:creation-date>
    <dc:date>2023-04-19T17:36:51.916866978</dc:date>
    <meta:editing-duration>P1DT14H2M21S</meta:editing-duration>
    <meta:editing-cycles>75</meta:editing-cycles>
    <meta:generator>LibreOffice/6.4.7.2$Linux_X86_64 LibreOffice_project/40$Build-2</meta:generator>
    <meta:document-statistic meta:table-count="0" meta:image-count="0" meta:object-count="0" meta:page-count="9" meta:paragraph-count="377" meta:word-count="1493" meta:character-count="12782" meta:non-whitespace-character-count="10553"/>
  </office:meta>
</office:document-meta>
</file>